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ce style:name="ＭＳ Ｐゴシック1" svg:font-family="'ＭＳ Ｐゴシック'" style:font-family-generic="modern" style:font-pitch="variable"/>
  </office:font-face-decls>
  <office:automatic-styles>
    <style:style style:name="表8" style:family="table">
      <style:table-properties style:width="14.817cm" table:align="left"/>
    </style:style>
    <style:style style:name="表8.A" style:family="table-column">
      <style:table-column-properties style:column-width="4.755cm"/>
    </style:style>
    <style:style style:name="表8.B" style:family="table-column">
      <style:table-column-properties style:column-width="10.061cm"/>
    </style:style>
    <style:style style:name="表8.1" style:family="table-row">
      <style:table-row-properties style:min-row-height="0.593cm"/>
    </style:style>
    <style:style style:name="表8.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8.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8.2" style:family="table-row">
      <style:table-row-properties style:min-row-height="1.184cm"/>
    </style:style>
    <style:style style:name="表8.A2" style:family="table-cell">
      <style:table-cell-properties fo:padding="0cm" fo:border-left="1pt solid #000000" fo:border-right="0.5pt solid #000000" fo:border-top="0.5pt solid #000000" fo:border-bottom="0.5pt solid #000000"/>
    </style:style>
    <style:style style:name="表8.B2" style:family="table-cell">
      <style:table-cell-properties fo:padding="0cm" fo:border-left="0.5pt solid #000000" fo:border-right="1pt solid #000000" fo:border-top="0.5pt solid #000000" fo:border-bottom="0.5pt solid #000000"/>
    </style:style>
    <style:style style:name="表8.3" style:family="table-row">
      <style:table-row-properties style:min-row-height="1.501cm"/>
    </style:style>
    <style:style style:name="表8.A3" style:family="table-cell">
      <style:table-cell-properties fo:padding="0cm" fo:border-left="1pt solid #000000" fo:border-right="0.5pt solid #000000" fo:border-top="0.5pt solid #000000" fo:border-bottom="0.5pt solid #000000"/>
    </style:style>
    <style:style style:name="表8.B3" style:family="table-cell">
      <style:table-cell-properties fo:padding="0cm" fo:border-left="0.5pt solid #000000" fo:border-right="1pt solid #000000" fo:border-top="0.5pt solid #000000" fo:border-bottom="0.5pt solid #000000"/>
    </style:style>
    <style:style style:name="表8.A4" style:family="table-cell">
      <style:table-cell-properties fo:padding="0cm" fo:border-left="1pt solid #000000" fo:border-right="0.5pt solid #000000" fo:border-top="0.5pt solid #000000" fo:border-bottom="0.5pt solid #000000"/>
    </style:style>
    <style:style style:name="表8.B4" style:family="table-cell">
      <style:table-cell-properties fo:padding="0cm" fo:border-left="0.5pt solid #000000" fo:border-right="1pt solid #000000" fo:border-top="0.5pt solid #000000" fo:border-bottom="0.5pt solid #000000"/>
    </style:style>
    <style:style style:name="表8.A5" style:family="table-cell">
      <style:table-cell-properties fo:padding="0cm" fo:border-left="1pt solid #000000" fo:border-right="0.5pt solid #000000" fo:border-top="none" fo:border-bottom="0.5pt solid #000000"/>
    </style:style>
    <style:style style:name="表8.B5" style:family="table-cell">
      <style:table-cell-properties fo:padding="0cm" fo:border-left="0.5pt solid #000000" fo:border-right="1pt solid #000000" fo:border-top="none" fo:border-bottom="0.5pt solid #000000"/>
    </style:style>
    <style:style style:name="表8.A6" style:family="table-cell">
      <style:table-cell-properties fo:padding="0cm" fo:border-left="1pt solid #000000" fo:border-right="0.5pt solid #000000" fo:border-top="none" fo:border-bottom="0.5pt solid #000000"/>
    </style:style>
    <style:style style:name="表8.B6" style:family="table-cell">
      <style:table-cell-properties fo:padding="0cm" fo:border-left="0.5pt solid #000000" fo:border-right="1pt solid #000000" fo:border-top="none" fo:border-bottom="0.5pt solid #000000"/>
    </style:style>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1.492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4.2" style:family="table-row">
      <style:table-row-properties style:min-row-height="0.296cm"/>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none" fo:border-bottom="0.5pt solid #000000"/>
    </style:style>
    <style:style style:name="表4.B3" style:family="table-cell">
      <style:table-cell-properties fo:padding="0cm" fo:border-left="0.5pt solid #000000" fo:border-right="1pt solid #000000" fo:border-top="none"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0.5pt solid #000000"/>
    </style:style>
    <style:style style:name="表4.B5" style:family="table-cell">
      <style:table-cell-properties fo:padding="0cm" fo:border-left="0.5pt solid #000000" fo:border-right="1pt solid #000000" fo:border-top="0.5pt solid #000000" fo:border-bottom="0.5pt solid #000000"/>
    </style:style>
    <style:style style:name="表4.A6" style:family="table-cell">
      <style:table-cell-properties fo:padding="0cm" fo:border-left="1pt solid #000000" fo:border-right="0.5pt solid #000000" fo:border-top="none" fo:border-bottom="0.5pt solid #000000"/>
    </style:style>
    <style:style style:name="表4.B6" style:family="table-cell">
      <style:table-cell-properties fo:padding="0cm" fo:border-left="0.5pt solid #000000" fo:border-right="1pt solid #000000" fo:border-top="none" fo:border-bottom="0.5pt solid #000000"/>
    </style:style>
    <style:style style:name="表4.A7" style:family="table-cell">
      <style:table-cell-properties fo:padding="0cm" fo:border-left="1pt solid #000000" fo:border-right="0.5pt solid #000000" fo:border-top="0.5pt solid #000000" fo:border-bottom="1pt solid #000000"/>
    </style:style>
    <style:style style:name="表4.B7"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7" style:family="table">
      <style:table-properties style:width="15cm" table:align="margins"/>
    </style:style>
    <style:style style:name="表7.A" style:family="table-column">
      <style:table-column-properties style:column-width="5.001cm" style:rel-column-width="21845*"/>
    </style:style>
    <style:style style:name="表7.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7.C1" style:family="table-cell">
      <style:table-cell-properties fo:background-color="#98fb98" fo:padding="0.097cm" fo:border="0.05pt solid #000000">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A4" style:family="table-cell">
      <style:table-cell-properties fo:padding="0.097cm" fo:border-left="0.05pt solid #000000" fo:border-right="none"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A5" style:family="table-cell">
      <style:table-cell-properties fo:padding="0.097cm" fo:border-left="0.05pt solid #000000" fo:border-right="none"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A6" style:family="table-cell">
      <style:table-cell-properties fo:padding="0.097cm" fo:border-left="0.05pt solid #000000" fo:border-right="none"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A7" style:family="table-cell">
      <style:table-cell-properties fo:padding="0.097cm" fo:border-left="0.05pt solid #000000" fo:border-right="none"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P1" style:family="paragraph" style:parent-style-name="Standard">
      <style:text-properties fo:letter-spacing="-0.005cm"/>
    </style:style>
    <style:style style:name="P2" style:family="paragraph" style:parent-style-name="Standard">
      <style:paragraph-properties fo:text-align="end" style:justify-single-word="false"/>
      <style:text-properties fo:letter-spacing="-0.005cm"/>
    </style:style>
    <style:style style:name="P3" style:family="paragraph" style:parent-style-name="Standard">
      <style:text-properties fo:letter-spacing="-0.005cm" style:text-underline-style="solid" style:text-underline-width="bold" style:text-underline-color="font-color"/>
    </style:style>
    <style:style style:name="P4" style:family="paragraph" style:parent-style-name="Standard">
      <style:text-properties fo:letter-spacing="-0.005cm" style:text-underline-style="solid" style:text-underline-width="auto" style:text-underline-color="font-color"/>
    </style:style>
    <style:style style:name="P5" style:family="paragraph" style:parent-style-name="Standard">
      <style:paragraph-properties fo:margin-left="2.438cm" fo:margin-right="0cm" fo:text-indent="0cm" style:auto-text-indent="false"/>
    </style:style>
    <style:style style:name="P6" style:family="paragraph" style:parent-style-name="Standard">
      <style:paragraph-properties fo:margin-left="1.496cm" fo:margin-right="0cm" fo:text-indent="0cm" style:auto-text-indent="false"/>
    </style:style>
    <style:style style:name="P7" style:family="paragraph" style:parent-style-name="Standard">
      <style:paragraph-properties fo:margin-left="1.312cm" fo:margin-right="0cm"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309cm" fo:margin-right="0cm" fo:text-indent="-1.309cm" style:auto-text-indent="false"/>
    </style:style>
    <style:style style:name="P10" style:family="paragraph" style:parent-style-name="Standard">
      <style:paragraph-properties fo:margin-left="1.499cm" fo:margin-right="0cm" fo:text-indent="0cm" style:auto-text-indent="false"/>
    </style:style>
    <style:style style:name="P11" style:family="paragraph" style:parent-style-name="Standard">
      <style:paragraph-properties fo:margin-left="2.254cm" fo:margin-right="0cm" fo:text-indent="0cm" style:auto-text-indent="false"/>
    </style:style>
    <style:style style:name="P12" style:family="paragraph" style:parent-style-name="Standard">
      <style:paragraph-properties fo:margin-left="3.009cm" fo:margin-right="0cm" fo:text-indent="0cm" style:auto-text-indent="false"/>
    </style:style>
    <style:style style:name="P13" style:family="paragraph" style:parent-style-name="Standard">
      <style:paragraph-properties fo:margin-left="2.992cm" fo:margin-right="0cm" fo:text-indent="-0.748cm" style:auto-text-indent="false"/>
    </style:style>
    <style:style style:name="P14" style:family="paragraph" style:parent-style-name="Standard">
      <style:paragraph-properties fo:margin-left="3cm" fo:margin-right="0cm" fo:text-indent="0cm" style:auto-text-indent="false"/>
    </style:style>
    <style:style style:name="P15" style:family="paragraph" style:parent-style-name="Standard">
      <style:paragraph-properties fo:margin-left="2.992cm" fo:margin-right="0cm" fo:text-indent="-1.496cm" style:auto-text-indent="false"/>
    </style:style>
    <style:style style:name="P16" style:family="paragraph" style:parent-style-name="Standard">
      <style:paragraph-properties fo:margin-left="2.251cm" fo:margin-right="0cm" fo:text-indent="0cm" style:auto-text-indent="false"/>
    </style:style>
    <style:style style:name="P17" style:family="paragraph" style:parent-style-name="Standard">
      <style:paragraph-properties fo:margin-left="2.244cm" fo:margin-right="0cm" fo:text-indent="-0.748cm" style:auto-text-indent="false"/>
    </style:style>
    <style:style style:name="P18" style:family="paragraph" style:parent-style-name="Standard">
      <style:paragraph-properties fo:margin-left="1.125cm" fo:margin-right="0cm" fo:text-indent="0cm" style:auto-text-indent="false"/>
    </style:style>
    <style:style style:name="P19" style:family="paragraph" style:parent-style-name="Standard">
      <style:paragraph-properties fo:margin-left="1.879cm" fo:margin-right="0cm" fo:text-indent="0cm" style:auto-text-indent="false"/>
    </style:style>
    <style:style style:name="P20" style:family="paragraph" style:parent-style-name="Standard">
      <style:paragraph-properties fo:text-align="start" style:justify-single-word="false"/>
      <style:text-properties fo:color="#000000" loext:opacity="100%" style:font-name="ＭＳ Ｐゴシック" fo:font-size="11pt" fo:letter-spacing="-0.005cm" style:letter-kerning="false" style:font-name-asian="ＭＳ Ｐゴシック" style:font-size-asian="11pt"/>
    </style:style>
    <style:style style:name="P21" style:family="paragraph" style:parent-style-name="Standard">
      <style:paragraph-properties fo:text-align="start" style:justify-single-word="false"/>
      <style:text-properties fo:color="#000000" loext:opacity="100%" style:font-name="ＭＳ Ｐゴシック" fo:font-size="11pt" fo:letter-spacing="-0.005cm" officeooo:paragraph-rsid="00279d38" style:letter-kerning="false" style:font-name-asian="ＭＳ Ｐゴシック" style:font-size-asian="11pt"/>
    </style:style>
    <style:style style:name="P22" style:family="paragraph" style:parent-style-name="Standard">
      <style:paragraph-properties fo:text-align="start" style:justify-single-word="false"/>
      <style:text-properties fo:color="#000000" loext:opacity="100%" style:font-name="ＭＳ Ｐゴシック" fo:font-size="11pt" fo:letter-spacing="-0.005cm" officeooo:rsid="00241c78" officeooo:paragraph-rsid="00241c78" style:letter-kerning="false" style:font-name-asian="ＭＳ Ｐゴシック" style:font-size-asian="11pt"/>
    </style:style>
    <style:style style:name="P23" style:family="paragraph" style:parent-style-name="Standard">
      <style:paragraph-properties fo:text-align="start" style:justify-single-word="false"/>
      <style:text-properties fo:color="#000000" loext:opacity="100%" style:font-name="ＭＳ Ｐゴシック" fo:font-size="11pt" fo:letter-spacing="-0.005cm" officeooo:rsid="00279d38" officeooo:paragraph-rsid="00279d38" style:letter-kerning="false" style:font-name-asian="ＭＳ Ｐゴシック" style:font-size-asian="11pt"/>
    </style:style>
    <style:style style:name="P24" style:family="paragraph" style:parent-style-name="Standard">
      <style:paragraph-properties fo:text-align="start" style:justify-single-word="false"/>
      <style:text-properties fo:color="#000000" loext:opacity="100%" style:font-name="ＭＳ Ｐゴシック" fo:font-size="11pt" fo:letter-spacing="-0.005cm" officeooo:rsid="002890fe" officeooo:paragraph-rsid="002890fe" style:letter-kerning="false" style:font-name-asian="ＭＳ Ｐゴシック" style:font-size-asian="11pt"/>
    </style:style>
    <style:style style:name="P25"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6" style:family="paragraph" style:parent-style-name="Standard">
      <style:paragraph-properties fo:text-align="start" style:justify-single-word="false"/>
      <style:text-properties fo:color="#000000" loext:opacity="100%" style:font-name="UD デジタル 教科書体 NK-R" fo:font-size="11pt" fo:letter-spacing="-0.005cm" officeooo:paragraph-rsid="0020b9f4" style:letter-kerning="false" style:font-name-asian="UD デジタル 教科書体 NK-R" style:font-size-asian="11pt"/>
    </style:style>
    <style:style style:name="P27"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8"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P29" style:family="paragraph" style:parent-style-name="Standard">
      <style:paragraph-properties fo:text-align="start" style:justify-single-word="false"/>
      <style:text-properties fo:color="#000000" loext:opacity="100%" style:font-name="UD デジタル 教科書体 NK-R" fo:font-size="11pt" fo:letter-spacing="-0.005cm" officeooo:rsid="0025ded2" officeooo:paragraph-rsid="0025ded2" style:letter-kerning="false" style:font-name-asian="UD デジタル 教科書体 NK-R" style:font-size-asian="11pt"/>
    </style:style>
    <style:style style:name="P30" style:family="paragraph" style:parent-style-name="大見出し_28__ff75__ff70__ff84__ff7d__ff80__ff72__ff99__29_">
      <style:text-properties style:font-name="UD デジタル 教科書体 NK-R" fo:letter-spacing="normal" style:font-name-asian="UD デジタル 教科書体 NK-R"/>
    </style:style>
    <style:style style:name="P31" style:family="paragraph" style:parent-style-name="中見出し_28__ff75__ff70__ff84__ff7d__ff80__ff72__ff99__29_">
      <style:text-properties style:font-name="UD デジタル 教科書体 NK-R" fo:letter-spacing="normal" style:font-name-asian="UD デジタル 教科書体 NK-R"/>
    </style:style>
    <style:style style:name="P32"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33" style:family="paragraph" style:parent-style-name="大見出し_28__ff75__ff70__ff84__ff7d__ff80__ff72__ff99__29_">
      <style:text-properties style:font-name="UD デジタル 教科書体 NK-R" fo:letter-spacing="normal" officeooo:paragraph-rsid="00221a9d" style:font-name-asian="UD デジタル 教科書体 NK-R"/>
    </style:style>
    <style:style style:name="P34" style:family="paragraph" style:parent-style-name="Standard">
      <style:text-properties style:font-name="UD デジタル 教科書体 NK-R" fo:letter-spacing="normal" officeooo:rsid="00221a9d" officeooo:paragraph-rsid="00221a9d" style:font-name-asian="UD デジタル 教科書体 NK-R"/>
    </style:style>
    <style:style style:name="P35" style:family="paragraph" style:parent-style-name="中見出し_28__ff75__ff70__ff84__ff7d__ff80__ff72__ff99__29_">
      <style:text-properties style:font-name="UD デジタル 教科書体 NK-R" fo:letter-spacing="normal" officeooo:paragraph-rsid="0023bfd2" style:font-name-asian="UD デジタル 教科書体 NK-R"/>
    </style:style>
    <style:style style:name="P36"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37" style:family="paragraph" style:parent-style-name="Standard">
      <style:paragraph-properties fo:text-align="center" style:justify-single-word="false"/>
      <style:text-properties style:font-name="UD デジタル 教科書体 NK-R" style:font-name-asian="UD デジタル 教科書体 NK-R"/>
    </style:style>
    <style:style style:name="P38" style:family="paragraph" style:parent-style-name="Standard">
      <style:text-properties officeooo:paragraph-rsid="001f274d"/>
    </style:style>
    <style:style style:name="P39" style:family="paragraph" style:parent-style-name="Standard">
      <style:text-properties officeooo:rsid="001f274d" officeooo:paragraph-rsid="001f274d"/>
    </style:style>
    <style:style style:name="P40" style:family="paragraph" style:parent-style-name="Standard">
      <style:paragraph-properties fo:margin-left="0cm" fo:margin-right="0cm" fo:text-indent="0cm" style:auto-text-indent="false"/>
      <style:text-properties fo:letter-spacing="normal" officeooo:rsid="001f274d" officeooo:paragraph-rsid="001f274d"/>
    </style:style>
    <style:style style:name="P41" style:family="paragraph" style:parent-style-name="Standard">
      <style:paragraph-properties fo:margin-left="0cm" fo:margin-right="0cm" fo:text-indent="0cm" style:auto-text-indent="false"/>
      <style:text-properties fo:letter-spacing="normal" officeooo:rsid="001f274d" officeooo:paragraph-rsid="0023bfd2"/>
    </style:style>
    <style:style style:name="P42" style:family="paragraph" style:parent-style-name="Contents_20_1">
      <style:paragraph-properties>
        <style:tab-stops>
          <style:tab-stop style:position="15cm" style:type="right" style:leader-style="dotted" style:leader-text="."/>
        </style:tab-stops>
      </style:paragraph-properties>
    </style:style>
    <style:style style:name="P43" style:family="paragraph" style:parent-style-name="Contents_20_2">
      <style:paragraph-properties>
        <style:tab-stops>
          <style:tab-stop style:position="14.501cm" style:type="right" style:leader-style="dotted" style:leader-text="."/>
        </style:tab-stops>
      </style:paragraph-properties>
    </style:style>
    <style:style style:name="P44" style:family="paragraph" style:parent-style-name="Table">
      <style:paragraph-properties fo:keep-with-next="always"/>
      <style:text-properties fo:font-style="normal" style:text-underline-style="solid" style:text-underline-width="auto" style:text-underline-color="font-color" officeooo:rsid="00221a9d" officeooo:paragraph-rsid="00221a9d" style:font-style-asian="normal" style:font-style-complex="normal"/>
    </style:style>
    <style:style style:name="P45" style:family="paragraph" style:parent-style-name="Table_20_Contents">
      <style:text-properties officeooo:rsid="00221a9d" officeooo:paragraph-rsid="00221a9d"/>
    </style:style>
    <style:style style:name="P46" style:family="paragraph" style:parent-style-name="Standard">
      <style:text-properties officeooo:paragraph-rsid="0023bfd2"/>
    </style:style>
    <style:style style:name="P47" style:family="paragraph" style:parent-style-name="Standard">
      <style:paragraph-properties fo:margin-left="0cm" fo:margin-right="0cm" fo:text-indent="0cm" style:auto-text-indent="false"/>
      <style:text-properties officeooo:paragraph-rsid="0023bfd2"/>
    </style:style>
    <style:style style:name="P48" style:family="paragraph" style:parent-style-name="Standard">
      <style:paragraph-properties fo:text-align="start" style:justify-single-word="false"/>
      <style:text-properties style:font-name="ＭＳ Ｐゴシック1" fo:letter-spacing="-0.005cm"/>
    </style:style>
    <style:style style:name="P49" style:family="paragraph" style:parent-style-name="Standard">
      <style:text-properties officeooo:paragraph-rsid="00279d38"/>
    </style:style>
    <style:style style:name="P50" style:family="paragraph" style:parent-style-name="Standard">
      <style:text-properties style:text-underline-style="solid" style:text-underline-width="auto" style:text-underline-color="font-color" officeooo:rsid="00279d38" officeooo:paragraph-rsid="00279d38"/>
    </style:style>
    <style:style style:name="P51" style:family="paragraph" style:parent-style-name="Standard">
      <style:paragraph-properties fo:text-align="start" style:justify-single-word="false"/>
      <style:text-properties officeooo:paragraph-rsid="00279d38"/>
    </style:style>
    <style:style style:name="P52" style:family="paragraph" style:parent-style-name="Contents_20_1">
      <style:paragraph-properties>
        <style:tab-stops>
          <style:tab-stop style:position="15cm" style:type="right" style:leader-style="dotted" style:leader-text="."/>
        </style:tab-stops>
      </style:paragraph-properties>
    </style:style>
    <style:style style:name="P53" style:family="paragraph" style:parent-style-name="Contents_20_2">
      <style:paragraph-properties>
        <style:tab-stops>
          <style:tab-stop style:position="14.501cm" style:type="right" style:leader-style="dotted" style:leader-text="."/>
        </style:tab-stops>
      </style:paragraph-properties>
    </style:style>
    <style:style style:name="P54" style:family="paragraph" style:parent-style-name="Standard">
      <style:paragraph-properties fo:margin-left="0cm" fo:margin-right="0cm" fo:text-indent="0cm" style:auto-text-indent="false"/>
      <style:text-properties fo:letter-spacing="normal" officeooo:rsid="001f274d" officeooo:paragraph-rsid="00296f6a"/>
    </style:style>
    <style:style style:name="P55" style:family="paragraph" style:parent-style-name="Standard">
      <style:paragraph-properties fo:margin-left="0cm" fo:margin-right="0cm" fo:text-indent="0cm" style:auto-text-indent="false"/>
      <style:text-properties officeooo:paragraph-rsid="00296f6a"/>
    </style:style>
    <style:style style:name="P56" style:family="paragraph" style:parent-style-name="Standard">
      <style:text-properties officeooo:paragraph-rsid="00296f6a"/>
    </style:style>
    <style:style style:name="P57" style:family="paragraph" style:parent-style-name="Text_20_body">
      <style:text-properties officeooo:rsid="00296f6a" officeooo:paragraph-rsid="00296f6a"/>
    </style:style>
    <style:style style:name="P58" style:family="paragraph" style:parent-style-name="中見出し_28__ff75__ff70__ff84__ff7d__ff80__ff72__ff99__29_">
      <style:text-properties style:font-name="UD デジタル 教科書体 NK-R" fo:letter-spacing="normal" officeooo:paragraph-rsid="00296f6a" style:font-name-asian="UD デジタル 教科書体 NK-R"/>
    </style:style>
    <style:style style:name="T1" style:family="text">
      <style:text-properties officeooo:rsid="00221a9d"/>
    </style:style>
    <style:style style:name="T2" style:family="text">
      <style:text-properties officeooo:rsid="0023bfd2"/>
    </style:style>
    <style:style style:name="T3" style:family="text">
      <style:text-properties officeooo:rsid="00241c78"/>
    </style:style>
    <style:style style:name="T4" style:family="text">
      <style:text-properties officeooo:rsid="0025ded2"/>
    </style:style>
    <style:style style:name="T5" style:family="text">
      <style:text-properties officeooo:rsid="00279d38"/>
    </style:style>
    <style:style style:name="T6" style:family="text">
      <style:text-properties officeooo:rsid="002890fe"/>
    </style:style>
    <style:style style:name="T7" style:family="text">
      <style:text-properties fo:color="#000000" loext:opacity="100%" style:font-name="ＭＳ Ｐゴシック" fo:font-size="11pt" fo:letter-spacing="-0.005cm" style:letter-kerning="false" style:font-name-asian="ＭＳ Ｐゴシック" style:font-size-asian="11pt"/>
    </style:style>
    <style:style style:name="T8" style:family="text">
      <style:text-properties fo:color="#000000" loext:opacity="100%" style:font-name="ＭＳ Ｐゴシック" fo:font-size="11pt" fo:letter-spacing="-0.005cm" officeooo:rsid="00279d38" style:letter-kerning="false" style:font-name-asian="ＭＳ Ｐゴシック" style:font-size-asian="11pt"/>
    </style:style>
    <style:style style:name="T9" style:family="text">
      <style:text-properties officeooo:rsid="0028acc1"/>
    </style:style>
    <style:style style:name="T10" style:family="text">
      <style:text-properties officeooo:rsid="0028fd01"/>
    </style:style>
    <style:style style:name="T11" style:family="text">
      <style:text-properties officeooo:rsid="00296f6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Z80/R800 macro assembler</text:p>
      <text:p text:style-name="P36">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52"><text:a xlink:type="simple" xlink:href="#1%19%E3%81%AF%E3%81%98%E3%82%81%E3%81%AB%19C%7Ctoxmark" text:style-name="Index_20_Link" text:visited-style-name="Index_20_Link">はじめに<text:tab/>3</text:a></text:p>
          <text:p text:style-name="P52"><text:a xlink:type="simple" xlink:href="#1%19%E3%82%A4%E3%83%B3%E3%82%B9%E3%83%88%E3%83%BC%E3%83%AB%19C%7Ctoxmark" text:style-name="Index_20_Link" text:visited-style-name="Index_20_Link">インストール<text:tab/>3</text:a></text:p>
          <text:p text:style-name="P52"><text:a xlink:type="simple" xlink:href="#1%19%E5%AE%9F%E8%A1%8C%19C%7Ctoxmark" text:style-name="Index_20_Link" text:visited-style-name="Index_20_Link">実行<text:tab/>3</text:a></text:p>
          <text:p text:style-name="P52"><text:a xlink:type="simple" xlink:href="#1%19%E3%83%8B%E3%83%BC%E3%83%A2%E3%83%8B%E3%83%83%E3%82%AF%E3%81%AE%E9%81%95%E3%81%84%19C%7Ctoxmark" text:style-name="Index_20_Link" text:visited-style-name="Index_20_Link">ニーモニックの違い<text:tab/>4</text:a></text:p>
          <text:p text:style-name="P52"><text:a xlink:type="simple" xlink:href="#1%19%E6%9C%AA%E5%AE%9A%E7%BE%A9%E5%91%BD%E4%BB%A4%19C%7Ctoxmark" text:style-name="Index_20_Link" text:visited-style-name="Index_20_Link">未定義命令<text:tab/>4</text:a></text:p>
          <text:p text:style-name="P52"><text:a xlink:type="simple" xlink:href="#1%19R800%E5%91%BD%E4%BB%A4%19C%7Ctoxmark" text:style-name="Index_20_Link" text:visited-style-name="Index_20_Link">R800命令<text:tab/>4</text:a></text:p>
          <text:p text:style-name="P52"><text:a xlink:type="simple" xlink:href="#1%19%E7%96%91%E4%BC%BC%E5%91%BD%E4%BB%A4%19C%7Ctoxmark" text:style-name="Index_20_Link" text:visited-style-name="Index_20_Link">疑似命令<text:tab/>4</text:a></text:p>
          <text:p text:style-name="P53"><text:a xlink:type="simple" xlink:href="#1%19DEFB%E5%91%BD%E4%BB%A4%19C%7Ctoxmark" text:style-name="Index_20_Link" text:visited-style-name="Index_20_Link">DEFB命令<text:tab/>4</text:a></text:p>
          <text:p text:style-name="P53"><text:a xlink:type="simple" xlink:href="#1%19DEFW%E5%91%BD%E4%BB%A4%19C%7Ctoxmark" text:style-name="Index_20_Link" text:visited-style-name="Index_20_Link">DEFW命令<text:tab/>5</text:a></text:p>
          <text:p text:style-name="P53"><text:a xlink:type="simple" xlink:href="#1%19DEFD%E5%91%BD%E4%BB%A4%19C%7Ctoxmark" text:style-name="Index_20_Link" text:visited-style-name="Index_20_Link">DEFD命令<text:tab/>5</text:a></text:p>
          <text:p text:style-name="P53"><text:a xlink:type="simple" xlink:href="#1%19DEFS%E5%91%BD%E4%BB%A4%19C%7Ctoxmark" text:style-name="Index_20_Link" text:visited-style-name="Index_20_Link">DEFS命令<text:tab/>5</text:a></text:p>
          <text:p text:style-name="P53"><text:a xlink:type="simple" xlink:href="#1%19SPACE%E5%91%BD%E4%BB%A4%19C%7Ctoxmark" text:style-name="Index_20_Link" text:visited-style-name="Index_20_Link">SPACE命令<text:tab/>5</text:a></text:p>
          <text:p text:style-name="P53"><text:a xlink:type="simple" xlink:href="#1%19ALIGN%E5%91%BD%E4%BB%A4%19C%7Ctoxmark" text:style-name="Index_20_Link" text:visited-style-name="Index_20_Link">ALIGN命令<text:tab/>6</text:a></text:p>
          <text:p text:style-name="P53"><text:a xlink:type="simple" xlink:href="#1%19ORG%E5%91%BD%E4%BB%A4%19C%7Ctoxmark" text:style-name="Index_20_Link" text:visited-style-name="Index_20_Link">ORG命令<text:tab/>6</text:a></text:p>
          <text:p text:style-name="P53"><text:a xlink:type="simple" xlink:href="#1%19INCLUDE%E5%91%BD%E4%BB%A4%19C%7Ctoxmark" text:style-name="Index_20_Link" text:visited-style-name="Index_20_Link">INCLUDE命令<text:tab/>6</text:a></text:p>
          <text:p text:style-name="P53"><text:a xlink:type="simple" xlink:href="#1%19ADD_INCLUDE_PATH%E5%91%BD%E4%BB%A4%19C%7Ctoxmark" text:style-name="Index_20_Link" text:visited-style-name="Index_20_Link">ADD_INCLUDE_PATH命令<text:tab/>7</text:a></text:p>
          <text:p text:style-name="P53"><text:a xlink:type="simple" xlink:href="#1%19BINARY_LINK%E5%91%BD%E4%BB%A4%19C%7Ctoxmark" text:style-name="Index_20_Link" text:visited-style-name="Index_20_Link">BINARY_LINK命令<text:tab/>7</text:a></text:p>
          <text:p text:style-name="P53"><text:a xlink:type="simple" xlink:href="#1%19MACRO%E5%91%BD%E4%BB%A4%19C%7Ctoxmark" text:style-name="Index_20_Link" text:visited-style-name="Index_20_Link">MACRO命令<text:tab/>7</text:a></text:p>
          <text:p text:style-name="P53"><text:a xlink:type="simple" xlink:href="#1%19SCOPE%E5%91%BD%E4%BB%A4%19C%7Ctoxmark" text:style-name="Index_20_Link" text:visited-style-name="Index_20_Link">SCOPE命令<text:tab/>9</text:a></text:p>
          <text:p text:style-name="P53"><text:a xlink:type="simple" xlink:href="#1%19REPEAT%E5%91%BD%E4%BB%A4%19C%7Ctoxmark" text:style-name="Index_20_Link" text:visited-style-name="Index_20_Link">REPEAT命令<text:tab/>9</text:a></text:p>
          <text:p text:style-name="P53"><text:a xlink:type="simple" xlink:href="#1%19IF%E5%91%BD%E4%BB%A4%19C%7Ctoxmark" text:style-name="Index_20_Link" text:visited-style-name="Index_20_Link">IF命令<text:tab/>10</text:a></text:p>
          <text:p text:style-name="P53"><text:a xlink:type="simple" xlink:href="#1%19CHG_CHAR_SET%E5%91%BD%E4%BB%A4%19C%7Ctoxmark" text:style-name="Index_20_Link" text:visited-style-name="Index_20_Link">CHG_CHAR_SET命令<text:tab/>11</text:a></text:p>
          <text:p text:style-name="P53"><text:a xlink:type="simple" xlink:href="#1%19MAPPING_CHAR%E5%91%BD%E4%BB%A4%19C%7Ctoxmark" text:style-name="Index_20_Link" text:visited-style-name="Index_20_Link">MAPPING_CHAR命令<text:tab/>12</text:a></text:p>
          <text:p text:style-name="P53"><text:a xlink:type="simple" xlink:href="#1%19MESSAGE%E5%91%BD%E4%BB%A4%19C%7Ctoxmark" text:style-name="Index_20_Link" text:visited-style-name="Index_20_Link">MESSAGE命令<text:tab/>12</text:a></text:p>
          <text:p text:style-name="P53"><text:a xlink:type="simple" xlink:href="#1%19ERROR%E5%91%BD%E4%BB%A4%19C%7Ctoxmark" text:style-name="Index_20_Link" text:visited-style-name="Index_20_Link">ERROR命令<text:tab/>12</text:a></text:p>
          <text:p text:style-name="P53"><text:a xlink:type="simple" xlink:href="#1%19LINK%E5%91%BD%E4%BB%A4%19C%7Ctoxmark" text:style-name="Index_20_Link" text:visited-style-name="Index_20_Link">LINK命令<text:tab/>12</text:a></text:p>
          <text:p text:style-name="P53"><text:a xlink:type="simple" xlink:href="#1%19%E3%83%AD%E3%83%BC%E3%82%AB%E3%83%AB%E3%83%A9%E3%83%99%E3%83%AB%19C%7Ctoxmark" text:style-name="Index_20_Link" text:visited-style-name="Index_20_Link">ローカルラベル<text:tab/>12</text:a></text:p>
          <text:p text:style-name="P53"><text:a xlink:type="simple" xlink:href="#1%19%E3%82%B0%E3%83%AD%E3%83%BC%E3%83%90%E3%83%AB%E3%83%A9%E3%83%99%E3%83%AB%19C%7Ctoxmark" text:style-name="Index_20_Link" text:visited-style-name="Index_20_Link">グローバルラベル<text:tab/>13</text:a></text:p>
          <text:p text:style-name="P53"><text:a xlink:type="simple" xlink:href="#1%19%E3%83%AD%E3%83%BC%E3%82%AB%E3%83%AB%E3%83%A9%E3%83%99%E3%83%AB%E4%BB%A3%E5%85%A5%19C%7Ctoxmark" text:style-name="Index_20_Link" text:visited-style-name="Index_20_Link">ローカルラベル代入<text:tab/>13</text:a></text:p>
          <text:p text:style-name="P53"><text:a xlink:type="simple" xlink:href="#1%19%E3%82%B0%E3%83%AD%E3%83%BC%E3%83%90%E3%83%AB%E3%83%A9%E3%83%99%E3%83%AB%E4%BB%A3%E5%85%A5%19C%7Ctoxmark" text:style-name="Index_20_Link" text:visited-style-name="Index_20_Link">グローバルラベル代入<text:tab/>14</text:a></text:p>
          <text:p text:style-name="P52"><text:a xlink:type="simple" xlink:href="#1%19%E5%BC%8F%19C%7Ctoxmark" text:style-name="Index_20_Link" text:visited-style-name="Index_20_Link">式<text:tab/>14</text:a></text:p>
          <text:p text:style-name="P52"><text:a xlink:type="simple" xlink:href="#1%19%E6%96%87%E5%AD%97%E5%88%97%E5%BC%8F%19C%7Ctoxmark" text:style-name="Index_20_Link" text:visited-style-name="Index_20_Link">文字列式<text:tab/>15</text:a></text:p>
          <text:p text:style-name="P52"><text:a xlink:type="simple" xlink:href="#1%19%E3%82%B3%E3%83%A1%E3%83%B3%E3%83%88%19C%7Ctoxmark" text:style-name="Index_20_Link" text:visited-style-name="Index_20_Link">コメント<text:tab/>16</text:a></text:p>
          <text:p text:style-name="P52"><text:a xlink:type="simple" xlink:href="#1%19%E6%95%B0%E5%80%A4%E3%81%AE%E8%A8%98%E8%BF%B0%19C%7Ctoxmark" text:style-name="Index_20_Link" text:visited-style-name="Index_20_Link">数値の記述<text:tab/>16</text:a></text:p>
          <text:p text:style-name="P52"><text:a xlink:type="simple" xlink:href="#1%19%E3%82%A8%E3%83%A9%E3%83%BC%E3%83%A1%E3%83%83%E3%82%BB%E3%83%BC%E3%82%B8%19C%7Ctoxmark" text:style-name="Index_20_Link" text:visited-style-name="Index_20_Link">エラーメッセージ<text:tab/>17</text:a></text:p>
        </text:index-body>
      </text:table-of-content>
      <text:p text:style-name="Standard"/>
      <text:p text:style-name="Standard"/>
      <text:p text:style-name="P32"><text:toc-mark-start text:id="IMark2455435312008" text:outline-level="1"/>はじめに<text:toc-mark-end text:id="IMark2455435312008"/></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30"><text:bookmark text:name="2. インストール"/><text:toc-mark-start text:id="IMark2455435312968" text:outline-level="1"/>インストール<text:toc-mark-end text:id="IMark2455435312968"/></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30"><text:bookmark text:name="3. 実行"/><text:toc-mark-start text:id="IMark2455435315368" text:outline-level="1"/>実行<text:toc-mark-end text:id="IMark2455435315368"/></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Standard"><text:s text:c="2"/><text:span text:style-name="T5">zma [-options] &lt;input.asm&gt; &lt;output.bin&gt;</text:span></text:p>
      <text:p text:style-name="Standard"/>
      <text:p text:style-name="Standard">　&lt;<text:span text:style-name="T5">input.asm&gt; は入力ソースファイル名である。</text:span></text:p>
      <text:p text:style-name="Standard"><text:s/>&lt;<text:span text:style-name="T5">output.bin</text:span>&gt; は出力ファイル名である。</text:p>
      <text:p text:style-name="Standard">　<text:span text:style-name="T5">[-options] はオプション指定である。必要なければ省略することができる。</text:span></text:p>
      <text:p text:style-name="Standard">　オプション指定は下記のものがある。</text:p>
      <text:p text:style-name="Standard"/>
      <text:p text:style-name="P50">オプション指定一覧</text:p>
      <table:table table:name="表8" table:style-name="表8">
        <table:table-column table:style-name="表8.A"/>
        <table:table-column table:style-name="表8.B"/>
        <table:table-row table:style-name="表8.1">
          <table:table-cell table:style-name="表8.A1" office:value-type="string">
            <text:p text:style-name="P23">オプション表記</text:p>
          </table:table-cell>
          <table:table-cell table:style-name="表8.B1" office:value-type="string">
            <text:p text:style-name="P21">意味</text:p>
          </table:table-cell>
        </table:table-row>
        <table:table-row table:style-name="表8.2">
          <table:table-cell table:style-name="表8.A2" office:value-type="string">
            <text:p text:style-name="P21">-<text:span text:style-name="T5">DEFS</text:span></text:p>
            <text:p text:style-name="P49"/>
          </table:table-cell>
          <table:table-cell table:style-name="表8.B2" office:value-type="string">
            <text:p text:style-name="P21">指定すると、<text:span text:style-name="T5">DEFS疑似命令が「領域確保命令」になる。</text:span></text:p>
            <text:p text:style-name="P21">指定しないと、<text:span text:style-name="T5">DEFS疑似命令が「文字列データ配置命令」(v1.0.15以前と互換) になる。</text:span></text:p>
          </table:table-cell>
        </table:table-row>
        <table:table-row table:style-name="表8.3">
          <table:table-cell table:style-name="表8.A3" office:value-type="string">
            <text:p text:style-name="P21">-<text:span text:style-name="T5">HELP</text:span></text:p>
            <text:p text:style-name="P51"><text:span text:style-name="T7">-</text:span><text:span text:style-name="T8">H</text:span></text:p>
          </table:table-cell>
          <table:table-cell table:style-name="表8.B3" office:value-type="string">
            <text:p text:style-name="P23">ヘルプ表示。</text:p>
          </table:table-cell>
        </table:table-row>
        <table:table-row table:style-name="表8.1">
          <table:table-cell table:style-name="表8.A4" office:value-type="string">
            <text:p text:style-name="P21">-<text:span text:style-name="T6">I</text:span><text:span text:style-name="T5">パス名</text:span></text:p>
          </table:table-cell>
          <table:table-cell table:style-name="表8.B4" office:value-type="string">
            <text:p text:style-name="P23">指定のパス名をincludeディレクトリとして追加する。</text:p>
            <text:p text:style-name="P21">-<text:span text:style-name="T6">I</text:span><text:span text:style-name="T5"> とパス名の間にスペースを入れてはならない。</text:span></text:p>
          </table:table-cell>
        </table:table-row>
        <table:table-row table:style-name="表8.1">
          <table:table-cell table:style-name="表8.A5" office:value-type="string">
            <text:p text:style-name="P21">-<text:span text:style-name="T6">Dシンボル名=値</text:span></text:p>
          </table:table-cell>
          <table:table-cell table:style-name="表8.B5" office:value-type="string">
            <text:p text:style-name="P23">シンボル名で示される値を定義する。</text:p>
            <text:p text:style-name="P23">-<text:span text:style-name="T6">Dとシンボル名の間にスペースを入れてはならない。</text:span></text:p>
            <text:p text:style-name="P24">= の前後にもスペースを入れてはならない。</text:p>
            <text:p text:style-name="P24">文字列値にする場合は、値を <text:span text:style-name="T9">'</text:span> で囲むこと。</text:p>
            <text:p text:style-name="P24">※注意：ダブルクオートでは無く、シングルクオートです。</text:p>
            <text:p text:style-name="P24"/>
            <text:p text:style-name="P24">-DMODE=0</text:p>
            <text:p text:style-name="P24">-DTITLE=<text:span text:style-name="T9">'</text:span>HogeHoge<text:span text:style-name="T9">'</text:span></text:p>
          </table:table-cell>
        </table:table-row>
        <text:soft-page-break/>
        <table:table-row table:style-name="表8.1">
          <table:table-cell table:style-name="表8.A6" office:value-type="string">
            <text:p text:style-name="P21">-<text:span text:style-name="T10">HEX</text:span></text:p>
          </table:table-cell>
          <table:table-cell table:style-name="表8.B6" office:value-type="string">
            <text:p text:style-name="P23">出力ファイルが <text:span text:style-name="T10">IntelHEX形式になります。</text:span></text:p>
            <text:p text:style-name="P23">指定しない場合はバイナリ形式になります。</text:p>
          </table:table-cell>
        </table:table-row>
      </table:table>
      <text:p text:style-name="P49"/>
      <text:p text:style-name="P30"><text:bookmark text:name="4. ニーモニックの違い"/><text:toc-mark-start text:id="IMark2455435313928" text:outline-level="1"/>ニーモニックの違い<text:toc-mark-end text:id="IMark2455435313928"/></text:p>
      <text:p text:style-name="Standard">　ZMAでは、構文解析の都合等によりザイログニーモニックを一部改変しています。違いを下記の表にまとめる。</text:p>
      <text:p text:style-name="Standard"/>
      <text:p text:style-name="P3">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20">Zilog ニーモニック</text:p>
          </table:table-cell>
          <table:table-cell table:style-name="表1.B1" office:value-type="string">
            <text:p text:style-name="P20">ZMA</text:p>
          </table:table-cell>
          <table:table-cell table:style-name="表1.C1" office:value-type="string">
            <text:p text:style-name="P20">備考</text:p>
          </table:table-cell>
        </table:table-row>
        <table:table-row table:style-name="表1.2">
          <table:table-cell table:style-name="表1.A4" office:value-type="string">
            <text:p text:style-name="P20">LD A, (HL)</text:p>
            <text:p text:style-name="Standard"/>
          </table:table-cell>
          <table:table-cell table:style-name="表1.B4" office:value-type="string">
            <text:p text:style-name="P20">LD A, [HL]</text:p>
            <text:p text:style-name="Standard"/>
          </table:table-cell>
          <table:table-cell table:style-name="表1.C4" office:value-type="string">
            <text:p text:style-name="P20">アドレス参照は、数式の優先順位指定の() と区別するために [] を使う。</text:p>
          </table:table-cell>
        </table:table-row>
        <table:table-row table:style-name="表1.3">
          <table:table-cell table:style-name="表1.A4" office:value-type="string">
            <text:p text:style-name="P20">JP (HL)</text:p>
            <text:p text:style-name="Standard"/>
          </table:table-cell>
          <table:table-cell table:style-name="表1.B4" office:value-type="string">
            <text:p text:style-name="P20">JP HL</text:p>
          </table:table-cell>
          <table:table-cell table:style-name="表1.C4" office:value-type="string">
            <text:p text:style-name="P20">レジスタによる飛び先アドレス指定は () で囲まない。</text:p>
            <text:p text:style-name="P20">v1.0.16 から JP (HL) も受け付けるようになりました。</text:p>
          </table:table-cell>
        </table:table-row>
        <table:table-row table:style-name="表1.1">
          <table:table-cell table:style-name="表1.A4" office:value-type="string">
            <text:p text:style-name="P20">LD A, (IX+0)</text:p>
          </table:table-cell>
          <table:table-cell table:style-name="表1.B4" office:value-type="string">
            <text:p text:style-name="P20">LD A, [IX]</text:p>
          </table:table-cell>
          <table:table-cell table:style-name="表1.C4" office:value-type="string">
            <text:p text:style-name="P20">[IX+0] を [IX] と記述できる。IY も同様。</text:p>
          </table:table-cell>
        </table:table-row>
        <table:table-row table:style-name="表1.5">
          <table:table-cell table:style-name="表1.A5" office:value-type="string">
            <text:p text:style-name="P20">SUB B</text:p>
            <text:p text:style-name="Standard"/>
            <text:p text:style-name="Standard"/>
          </table:table-cell>
          <table:table-cell table:style-name="表1.B5" office:value-type="string">
            <text:p text:style-name="P20">SUB <text:s/>A, B</text:p>
            <text:p text:style-name="Standard"/>
            <text:p text:style-name="Standard"/>
          </table:table-cell>
          <table:table-cell table:style-name="表1.C5" office:value-type="string">
            <text:p text:style-name="P20">演算命令の記述で A を記述する。</text:p>
            <text:p text:style-name="P20">v1.0.16 から SUB B の記述も受け付けるようになりました。</text:p>
          </table:table-cell>
        </table:table-row>
      </table:table>
      <text:p text:style-name="P1"/>
      <text:p text:style-name="Standard"/>
      <text:p text:style-name="P30"><text:bookmark text:name="5. 未定義命令"/><text:toc-mark-start text:id="IMark2455435314888" text:outline-level="1"/>未定義命令<text:toc-mark-end text:id="IMark2455435314888"/></text:p>
      <text:p text:style-name="Standard">　Z80の未定義命令にも対応している。IXH, IXL, IYH, IYL を利用可能である。</text:p>
      <text:p text:style-name="Standard"/>
      <text:p text:style-name="P30"><text:bookmark text:name="6. R800命令"/><text:toc-mark-start text:id="IMark2455435310856" text:outline-level="1"/>R800命令<text:toc-mark-end text:id="IMark2455435310856"/></text:p>
      <text:p text:style-name="Standard">　R800の乗算命令に対応している。mulub, muluw を利用可能である。</text:p>
      <text:p text:style-name="Standard"/>
      <text:p text:style-name="P30"><text:bookmark text:name="7. 疑似命令"/><text:toc-mark-start text:id="IMark2455435314312" text:outline-level="1"/>疑似命令<text:toc-mark-end text:id="IMark2455435314312"/></text:p>
      <text:p text:style-name="Standard">　ZMAにはいくつかの疑似命令を利用可能になっている。本章では、各疑似命令について個別に説明する。</text:p>
      <text:p text:style-name="Standard"/>
      <text:p text:style-name="P31"><text:bookmark text:name="1.1. DEFB命令"/><text:toc-mark-start text:id="IMark2455435312008" text:outline-level="2"/>DEFB命令<text:toc-mark-end text:id="IMark2455435312008"/></text:p>
      <text:p text:style-name="P38">書式</text:p>
      <text:p text:style-name="P38"><text:tab/>DEFB <text:s/>式</text:p>
      <text:p text:style-name="P38"/>
      <text:p text:style-name="P39">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text:soft-page-break/></text:p>
      <text:p text:style-name="P31"><text:bookmark text:name="1.2. DEFW命令"/><text:toc-mark-start text:id="IMark2455435314984" text:outline-level="2"/>DEFW命令<text:toc-mark-end text:id="IMark2455435314984"/></text:p>
      <text:p text:style-name="P38">書式</text:p>
      <text:p text:style-name="P38"><text:tab/>DEFW <text:s/>式</text:p>
      <text:p text:style-name="Standard"/>
      <text:p text:style-name="P40"><text:bookmark text:name="1.2.2. 機能"/>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31"><text:bookmark text:name="1.3. DEFD命令"/><text:toc-mark-start text:id="IMark2455435312008" text:outline-level="2"/>DEFD命令<text:toc-mark-end text:id="IMark2455435312008"/></text:p>
      <text:p text:style-name="P38">書式</text:p>
      <text:p text:style-name="P38"><text:tab/>DEFD <text:s/>式</text:p>
      <text:p text:style-name="Standard"/>
      <text:p text:style-name="P40"><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31"><text:bookmark text:name="1.4. DEFS命令"/><text:toc-mark-start text:id="IMark2455435314120" text:outline-level="2"/>DEFS命令<text:toc-mark-end text:id="IMark2455435314120"/></text:p>
      <text:p text:style-name="P38">書式<text:span text:style-name="T5">1</text:span></text:p>
      <text:p text:style-name="P38"><text:tab/>DEFS <text:s/>文字列式</text:p>
      <text:p text:style-name="P49">書式<text:span text:style-name="T5">2</text:span></text:p>
      <text:p text:style-name="P49"><text:tab/><text:span text:style-name="T5">DEFS <text:s/>領域サイズ [, 初期値]</text:span></text:p>
      <text:p text:style-name="P40"><text:bookmark text:name="1.4.2. 機能"/>機能</text:p>
      <text:p text:style-name="P49">　コマンドラインオプション -<text:span text:style-name="T5">DEFSを指定しなかった場合は書式1を、-DEFSを指定した場合は書式2を採用する。</text:span></text:p>
      <text:p text:style-name="P49">　書式1の場合、文字列式の評価結果を配置する。多くのアセンブラと異なるので注意すること。</text:p>
      <text:p text:style-name="P49">　書式2の場合、<text:span text:style-name="T5">SPACE命令と同様である。多くのアセンブラと近い記述になる。</text:span></text:p>
      <text:p text:style-name="Standard"/>
      <text:p text:style-name="P31"><text:toc-mark-start text:id="IMark2455435315368" text:outline-level="2"/>SPACE命令<text:toc-mark-end text:id="IMark2455435315368"/></text:p>
      <text:p text:style-name="P38">書式</text:p>
      <text:p text:style-name="P38"><text:tab/>SPACE <text:s/>領域サイズ [, 初期値]</text:p>
      <text:p text:style-name="Standard"/>
      <text:p text:style-name="P40">機能</text:p>
      <text:p text:style-name="Standard">　領域サイズだけ、初期値(1Byte値)を詰める。</text:p>
      <text:p text:style-name="Standard"/>
      <text:p text:style-name="P31"><text:soft-page-break/><text:toc-mark-start text:id="IMark2455435310856" text:outline-level="2"/>ALIGN命令<text:toc-mark-end text:id="IMark2455435310856"/></text:p>
      <text:p text:style-name="P38">書式</text:p>
      <text:p text:style-name="P38"><text:tab/>ALIGN <text:s/>ブロックサイズ</text:p>
      <text:p text:style-name="Standard"/>
      <text:p text:style-name="P40">機能</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31"><text:bookmark text:name="1.5. ORG命令"/><text:toc-mark-start text:id="IMark2455435310856" text:outline-level="2"/>ORG命令<text:toc-mark-end text:id="IMark2455435310856"/></text:p>
      <text:p text:style-name="P38">書式</text:p>
      <text:p text:style-name="P38"><text:tab/>ORG <text:s/>式</text:p>
      <text:p text:style-name="Standard"/>
      <text:p text:style-name="P40"><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5">ORG</text:p>
          </table:table-cell>
          <table:table-cell table:style-name="表2.B1" office:value-type="string">
            <text:p text:style-name="P25">0</text:p>
          </table:table-cell>
        </table:table-row>
        <table:table-row table:style-name="表2.1">
          <table:table-cell table:style-name="表2.A2" office:value-type="string">
            <text:p text:style-name="P25">JR</text:p>
          </table:table-cell>
          <table:table-cell table:style-name="表2.B2" office:value-type="string">
            <text:p text:style-name="P25">0</text:p>
          </table:table-cell>
        </table:table-row>
        <table:table-row table:style-name="表2.1">
          <table:table-cell table:style-name="表2.A1" office:value-type="string">
            <text:p text:style-name="P25">ORG</text:p>
          </table:table-cell>
          <table:table-cell table:style-name="表2.B1" office:value-type="string">
            <text:p text:style-name="P25">50</text:p>
          </table:table-cell>
        </table:table-row>
        <table:table-row table:style-name="表2.1">
          <table:table-cell table:style-name="表2.A2" office:value-type="string">
            <text:p text:style-name="P25">JR</text:p>
          </table:table-cell>
          <table:table-cell table:style-name="表2.B2" office:value-type="string">
            <text:p text:style-name="P25">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31"><text:bookmark text:name="1.6. INCLUDE命令"/><text:toc-mark-start text:id="IMark2455435312008" text:outline-level="2"/>INCLUDE命令<text:toc-mark-end text:id="IMark2455435312008"/></text:p>
      <text:p text:style-name="P38">書式</text:p>
      <text:p text:style-name="P38"><text:tab/>INCLUDE <text:s/>文字列式</text:p>
      <text:p text:style-name="Standard"/>
      <text:p text:style-name="P40"><text:bookmark text:name="1.6.2. 機能"/>機能</text:p>
      <text:p text:style-name="Standard">　文字列式の評価結果による文字列をファイル名と認識し、そのファイルを読み出して記述箇所に<text:soft-page-break/>挿入する。</text:p>
      <text:p text:style-name="Standard"/>
      <text:p text:style-name="P31"><text:bookmark text:name="1.7. ADD_INCLUDE_PAT"/><text:toc-mark-start text:id="IMark2455435312008" text:outline-level="2"/>ADD_INCLUDE_PATH命令<text:toc-mark-end text:id="IMark2455435312008"/></text:p>
      <text:p text:style-name="P38">書式</text:p>
      <text:p text:style-name="P38"><text:tab/>ADD_INCLUDE_PATH <text:s/>文字列式</text:p>
      <text:p text:style-name="Standard"/>
      <text:p text:style-name="P40"><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31"><text:toc-mark-start text:id="IMark2455435312008" text:outline-level="2"/>BINARY_LINK命令<text:toc-mark-end text:id="IMark2455435312008"/></text:p>
      <text:p text:style-name="P38">書式</text:p>
      <text:p text:style-name="P38"><text:tab/>BINARY_LINK <text:s/>文字列式</text:p>
      <text:p text:style-name="Standard"/>
      <text:p text:style-name="P40">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31"><text:bookmark text:name="1.8. MACRO命令"/><text:toc-mark-start text:id="IMark2455435314120" text:outline-level="2"/>MACRO命令<text:toc-mark-end text:id="IMark2455435314120"/></text:p>
      <text:p text:style-name="P38">書式</text:p>
      <text:p text:style-name="P38"><text:tab/>マクロ名 MACRO 引数リスト</text:p>
      <text:p text:style-name="P5">文</text:p>
      <text:p text:style-name="P6">ENDM</text:p>
      <text:p text:style-name="Standard"/>
      <text:p text:style-name="P40"><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7">LD <text:s text:c="3"/>D, H</text:p>
      <text:p text:style-name="Standard"><text:soft-page-break/><text:s text:c="7"/>LD <text:s text:c="3"/>E, L</text:p>
      <text:p text:style-name="P7">ENDM</text:p>
      <text:p text:style-name="P7"/>
      <text:p text:style-name="P8">　このような記述の後に HOGE と記述すると、LD D, H/LD E, L の2行に置き換えられる。</text:p>
      <text:p text:style-name="P8">　マクロには引数を持たせることができる。</text:p>
      <text:p text:style-name="P8"/>
      <text:p text:style-name="P8">MOGE <text:s/>MACRO <text:s/>n</text:p>
      <text:p text:style-name="P7">LD <text:s text:c="3"/>A, n</text:p>
      <text:p text:style-name="P7">ENDM</text:p>
      <text:p text:style-name="P7"/>
      <text:p text:style-name="P9">　n は引数であるが、MOGE 100 のように記述すると LD A, 100 と展開されるようになる。</text:p>
      <text:p text:style-name="P8">　当然 MOGE 10+20 のような式も記述可能であるが、単純置換になるため下記のような記述は注意が必要である。</text:p>
      <text:p text:style-name="P8"/>
      <text:p text:style-name="P8">FOO <text:s text:c="2"/>MACRO m</text:p>
      <text:p text:style-name="P7">LD <text:s text:c="4"/>A, 10*m</text:p>
      <text:p text:style-name="P7">ENDM</text:p>
      <text:p text:style-name="P7"/>
      <text:p text:style-name="P7">FOO <text:s/>1+2</text:p>
      <text:p text:style-name="P7"/>
      <text:p text:style-name="P8">　FOO 1+2 は、LD A 10*1+2 に展開されるため、最終的に LD A, 12 になる。下記のように記述するのが安全である。</text:p>
      <text:p text:style-name="P8"/>
      <text:p text:style-name="P8">FOO <text:s text:c="2"/>MACRO m</text:p>
      <text:p text:style-name="P7">LD <text:s text:c="4"/>A, 10*(m)</text:p>
      <text:p text:style-name="P7">ENDM</text:p>
      <text:p text:style-name="P7"/>
      <text:p text:style-name="P7">FOO <text:s/>1+2</text:p>
      <text:p text:style-name="P7"/>
      <text:p text:style-name="P8">　引数を複数持たせることもできる。</text:p>
      <text:p text:style-name="P8"/>
      <text:p text:style-name="P8">BAR <text:s text:c="3"/>MACRO n, m</text:p>
      <text:p text:style-name="P10">LD <text:s text:c="3"/>A, n</text:p>
      <text:p text:style-name="P10">LD <text:s text:c="3"/>B, m</text:p>
      <text:p text:style-name="P10">ENDM</text:p>
      <text:p text:style-name="P8"/>
      <text:p text:style-name="P8">　引数の名前に @ をつけると、その引数は文字列に変換されるようになる。</text:p>
      <text:p text:style-name="P8"/>
      <text:p text:style-name="P8">LDM <text:s text:c="3"/>MACRO <text:s/>@D, @S</text:p>
      <text:p text:style-name="P10">IF D == “BC”</text:p>
      <text:p text:style-name="P11"><text:soft-page-break/>IF S == “DE”</text:p>
      <text:p text:style-name="P12">LD <text:s/>B, D</text:p>
      <text:p text:style-name="P12">LD <text:s/>C, E</text:p>
      <text:p text:style-name="P13">ELSEIF S == “HL”</text:p>
      <text:p text:style-name="P14">LD <text:s/>B, H</text:p>
      <text:p text:style-name="P14">LD <text:s/>C, L</text:p>
      <text:p text:style-name="P13">ELSE</text:p>
      <text:p text:style-name="P14">ERROR “LDM macro isn't support the source ”+S+“.”</text:p>
      <text:p text:style-name="P13">ENDIF</text:p>
      <text:p text:style-name="P15">ENDIF</text:p>
      <text:p text:style-name="P15">ENDM</text:p>
      <text:p text:style-name="P8"/>
      <text:p text:style-name="P10">LDM <text:s/>BC, DE</text:p>
      <text:p text:style-name="P10">LDM <text:s/>BC, HL</text:p>
      <text:p text:style-name="P8"/>
      <text:p text:style-name="P8">　このように、あたかもそのような命令があるかのような記述が可能となる。</text:p>
      <text:p text:style-name="P8">　文字列に変換する際、小文字は大文字に変換される。単語間は半角スペース1つで区切られる。例えば、a+B <text:s text:c="2"/>+ 3 と書かれていても、“A + B + 3”のように変換される。＋の前後に半角スペースが1つ入る。</text:p>
      <text:p text:style-name="P8">　マクロ名として、実際に存在する命令と同じ名前をつけると、その命令が使えなくなるので注意すること。</text:p>
      <text:p text:style-name="P8">　MACRO～ENDM, REPEAT～ENDR, IF～ENDIFの中でマクロを宣言することはできない。</text:p>
      <text:p text:style-name="P8"/>
      <text:p text:style-name="P31"><text:bookmark text:name="1.9. SCOPE命令"/><text:toc-mark-start text:id="IMark2455435310856" text:outline-level="2"/>SCOPE命令<text:toc-mark-end text:id="IMark2455435310856"/></text:p>
      <text:p text:style-name="P38">書式</text:p>
      <text:p text:style-name="P38"><text:tab/>SCOPE <text:s/>スコープ名</text:p>
      <text:p text:style-name="P16">文</text:p>
      <text:p text:style-name="P17">ENDSCOPE</text:p>
      <text:p text:style-name="Standard"/>
      <text:p text:style-name="P40"><text:bookmark text:name="1.9.2. 機能"/>機能</text:p>
      <text:p text:style-name="P8">　SCOPE から ENDSCOPE までの間を、スコープ名で示したスコープに指定する。</text:p>
      <text:p text:style-name="P8">　この中で宣言されたローカルラベルは、この中でのみ有効となる。</text:p>
      <text:p text:style-name="P8">　ネストも可能である。</text:p>
      <text:p text:style-name="P8"/>
      <text:p text:style-name="P31"><text:bookmark text:name="1.10. REPEAT命令"/><text:toc-mark-start text:id="IMark2455435312008" text:outline-level="2"/>REPEAT命令<text:toc-mark-end text:id="IMark2455435312008"/></text:p>
      <text:p text:style-name="P38">書式</text:p>
      <text:p text:style-name="P38"><text:tab/>REPEAT <text:s/>ループ変数名, 式</text:p>
      <text:p text:style-name="P16">文</text:p>
      <text:p text:style-name="P17">ENDR</text:p>
      <text:p text:style-name="Standard"><text:soft-page-break/></text:p>
      <text:p text:style-name="P40"><text:bookmark text:name="1.10.2. 機能"/>機能</text:p>
      <text:p text:style-name="P8">　式の評価結果で示される回数だけ、文を繰り返し出力する。</text:p>
      <text:p text:style-name="P8">　その際、ループ変数は 0 から順に1ずつインクリメントされ、式-1 まで変化する。</text:p>
      <text:p text:style-name="P8">　文の中の式でループ変数を利用することも可能である。</text:p>
      <text:p text:style-name="P8"/>
      <text:p text:style-name="P8">　REPEAT <text:s/>I, 2</text:p>
      <text:p text:style-name="P18">REPEAT <text:s/>J, 3</text:p>
      <text:p text:style-name="P19">DEFB <text:s/>I*5 + J</text:p>
      <text:p text:style-name="P8"><text:s text:c="6"/>ENDR</text:p>
      <text:p text:style-name="P8"><text:s text:c="2"/>ENDR</text:p>
      <text:p text:style-name="P8"/>
      <text:p text:style-name="P8"><text:s text:c="2"/>これにより、 0, 1, 2, 5, 6, 7 の 6byte が生成される。</text:p>
      <text:p text:style-name="P8">　ループ内は、専用のスコープを形成するが、式はそのスコープの外側の扱いである。</text:p>
      <text:p text:style-name="P8">　ネストも可能である。</text:p>
      <text:p text:style-name="P8"/>
      <text:p text:style-name="P8">　REPEAT <text:s/>I, 3</text:p>
      <text:p text:style-name="P18">REPEAT <text:s/>I, I+1</text:p>
      <text:p text:style-name="P19">DEFB <text:s/>I</text:p>
      <text:p text:style-name="P8"><text:s text:c="6"/>ENDR</text:p>
      <text:p text:style-name="P8"><text:s text:c="2"/>ENDR</text:p>
      <text:p text:style-name="P8"/>
      <text:p text:style-name="P8">　これにより、0, 0, 1, 0, 1, 2　の 6byte が生成される。</text:p>
      <text:p text:style-name="P8">　内側の REPEAT の式である I+1 に登場する I は、外側の REPEAT のループ変数である。</text:p>
      <text:p text:style-name="P8">　DEFB I の I は、内側の REPEAT のループ変数である。</text:p>
      <text:p text:style-name="P8">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8"/>
      <text:p text:style-name="P31"><text:bookmark text:name="1.11. IF命令"/><text:toc-mark-start text:id="IMark2455435314696" text:outline-level="2"/>IF命令<text:toc-mark-end text:id="IMark2455435314696"/></text:p>
      <text:p text:style-name="P38">書式</text:p>
      <text:p text:style-name="P38"><text:tab/>IF <text:s/>式</text:p>
      <text:p text:style-name="P16">文</text:p>
      <text:p text:style-name="P17">ENDIF</text:p>
      <text:p text:style-name="Standard"/>
      <text:p text:style-name="Standard"><text:tab/>IF <text:s/>式1</text:p>
      <text:p text:style-name="P16">文1</text:p>
      <text:p text:style-name="P6">ELSEIF <text:s/>式2</text:p>
      <text:p text:style-name="P16">文2</text:p>
      <text:p text:style-name="P17">ENDIF</text:p>
      <text:p text:style-name="Standard"><text:soft-page-break/></text:p>
      <text:p text:style-name="Standard"><text:tab/>IF <text:s/>式</text:p>
      <text:p text:style-name="P16">文1</text:p>
      <text:p text:style-name="P6">ELSE</text:p>
      <text:p text:style-name="P16">文2</text:p>
      <text:p text:style-name="P17">ENDIF</text:p>
      <text:p text:style-name="Standard"/>
      <text:p text:style-name="Standard"/>
      <text:p text:style-name="P40"><text:bookmark text:name="1.11.2. 機能"/>機能</text:p>
      <text:p text:style-name="P8">　式の評価結果が 0以外の場合に文を展開する。</text:p>
      <text:p text:style-name="P8">　主に MACRO の中で、引数の値に応じて生成されるコードを変更したい場合に利用する命令であるが、MACROの外でも利用可能である。</text:p>
      <text:p text:style-name="P8">　ELSEIFを含む記法では、式1が 0以外の場合に文1 を展開し、式1が0でかつ式2が0以外の場合に文2を展開する。</text:p>
      <text:p text:style-name="P8">　ELSEを含む記法では、式が 0以外の場合に文1を、0の場合に文2を展開する。</text:p>
      <text:p text:style-name="P8">　ELSEIFは複数使うことができ、ELSEをELSEIFと組み合わせることもできる。</text:p>
      <text:p text:style-name="P8"/>
      <text:p text:style-name="P8">IF <text:s/>l1 == 100</text:p>
      <text:p text:style-name="P8"><text:s text:c="2"/>ld a, 100</text:p>
      <text:p text:style-name="P8">elseif <text:s/>l1 == 200</text:p>
      <text:p text:style-name="P8"><text:s text:c="2"/>ld a, 100</text:p>
      <text:p text:style-name="P8"><text:s text:c="2"/>ld b, 2</text:p>
      <text:p text:style-name="P8">elseif <text:s/>l1 == 300</text:p>
      <text:p text:style-name="P8"><text:s text:c="2"/>ld a, 100</text:p>
      <text:p text:style-name="P8"><text:s text:c="2"/>ld b, 3</text:p>
      <text:p text:style-name="P8">else</text:p>
      <text:p text:style-name="P8"><text:s text:c="2"/>ld b, 2</text:p>
      <text:p text:style-name="P8">endif</text:p>
      <text:p text:style-name="P8"/>
      <text:p text:style-name="P35"><text:bookmark text:name="1.12. MESSAGE命令1"/><text:toc-mark-start text:id="IMark2455435314600" text:outline-level="2"/><text:span text:style-name="T2">CHG_CHAR_SET</text:span>命令<text:toc-mark-end text:id="IMark2455435314600"/></text:p>
      <text:p text:style-name="P46">書式</text:p>
      <text:p text:style-name="P46"><text:s text:c="2"/><text:span text:style-name="T2">CHG_CHAR_SET</text:span> <text:s/>文字列式</text:p>
      <text:p text:style-name="P46"/>
      <text:p text:style-name="P41"><text:bookmark text:name="1.12.2. 機能1"/>機能</text:p>
      <text:p text:style-name="P47">　文字列式に対応するキャラセットに変更する。</text:p>
      <text:p text:style-name="P47">　キャラセット <text:span text:style-name="T2">"DEFAULT" は通常のASCIIコードである。</text:span></text:p>
      <text:p text:style-name="P47"><text:s text:c="2"/><text:span text:style-name="T4">CHAR_SET_NAME変数で、現在のキャラセット名を取得できる。</text:span></text:p>
      <text:p text:style-name="P47"/>
      <text:p text:style-name="P47"/>
      <text:p text:style-name="P35"><text:bookmark text:name="1.12. MESSAGE命令11"/><text:soft-page-break/><text:toc-mark-start text:id="IMark2455435314120" text:outline-level="2"/><text:span text:style-name="T2">MAPPING_CHAR</text:span>命令<text:toc-mark-end text:id="IMark2455435314120"/></text:p>
      <text:p text:style-name="P46">書式</text:p>
      <text:p text:style-name="P46"><text:s text:c="2"/><text:span text:style-name="T2">MAPPING_CHAR</text:span> <text:s/><text:span text:style-name="T2">'</text:span>文字<text:span text:style-name="T2">1', コード, '文字2'</text:span></text:p>
      <text:p text:style-name="P46"/>
      <text:p text:style-name="P41"><text:bookmark text:name="1.12.2. 機能11"/>機能</text:p>
      <text:p text:style-name="P47">　現在のキャラセットの <text:span text:style-name="T2">'文字1' と コードの対応関係を変更する。</text:span></text:p>
      <text:p text:style-name="P47">　キャラセット <text:span text:style-name="T2">"DEFAULT" の場合は、この命令はエラーになる。</text:span></text:p>
      <text:p text:style-name="P47"><text:s/><text:span text:style-name="T2">'文字2' を指定すると、'文字1'～'文字2' をコードから始まる連番に充てる。</text:span></text:p>
      <text:p text:style-name="P47"/>
      <text:p text:style-name="P31"><text:bookmark text:name="1.12. MESSAGE命令"/><text:toc-mark-start text:id="IMark2455435312008" text:outline-level="2"/>MESSAGE命令<text:toc-mark-end text:id="IMark2455435312008"/></text:p>
      <text:p text:style-name="P38">書式</text:p>
      <text:p text:style-name="P38"><text:s text:c="2"/>MESSAGE <text:s/>文字列式</text:p>
      <text:p text:style-name="Standard"/>
      <text:p text:style-name="P40"><text:bookmark text:name="1.12.2. 機能"/>機能</text:p>
      <text:p text:style-name="P8">　ログに文字列式の評価結果を出力する。</text:p>
      <text:p text:style-name="P8"/>
      <text:p text:style-name="P31"><text:bookmark text:name="1.13. ERROR命令"/><text:toc-mark-start text:id="IMark2455435310856" text:outline-level="2"/>ERROR命令<text:toc-mark-end text:id="IMark2455435310856"/></text:p>
      <text:p text:style-name="P38">書式</text:p>
      <text:p text:style-name="P38"><text:s text:c="2"/>ERROR <text:s/>文字列式</text:p>
      <text:p text:style-name="Standard"/>
      <text:p text:style-name="P40"><text:bookmark text:name="1.13.2. 機能"/>機能</text:p>
      <text:p text:style-name="P8">　ログに文字列式の評価結果を出力し、エラーが発生したことにする。</text:p>
      <text:p text:style-name="P55"/>
      <text:p text:style-name="P58"><text:bookmark text:name="1.13. ERROR命令1"/><text:toc-mark-start text:id="IMark2455435309320" text:outline-level="2"/><text:span text:style-name="T11">LINK</text:span>命令<text:toc-mark-end text:id="IMark2455435309320"/></text:p>
      <text:p text:style-name="P56">書式</text:p>
      <text:p text:style-name="P56"><text:s text:c="2"/><text:span text:style-name="T11">LINK</text:span> <text:s/>トリガー名 <text:span text:style-name="T11">[, トリガー名 [, トリガー名 ... ]]]</text:span></text:p>
      <text:p text:style-name="P56"><text:s/><text:tab/>中身</text:p>
      <text:p text:style-name="P56">　<text:span text:style-name="T11">ENDL</text:span></text:p>
      <text:p text:style-name="P56"/>
      <text:p text:style-name="P54"><text:bookmark text:name="1.13.2. 機能1"/>機能</text:p>
      <text:p text:style-name="P55">　この外側の式の中でトリガー名が使用されると、<text:span text:style-name="T11">LINK～ENDL の内容が展開される。</text:span></text:p>
      <text:p text:style-name="P55">　通常は、<text:span text:style-name="T11">LINK～ENDLの中のラベルをトリガー名として指定する。</text:span></text:p>
      <text:p text:style-name="P55">　トリガー名は最低1つ指定しなければならない。</text:p>
      <text:p text:style-name="P55"/>
      <text:p text:style-name="P31"><text:bookmark text:name="1.14. ローカルラベル"/><text:toc-mark-start text:id="IMark2455435314600" text:outline-level="2"/>ローカルラベル<text:toc-mark-end text:id="IMark2455435314600"/></text:p>
      <text:p text:style-name="P38">書式</text:p>
      <text:p text:style-name="P38"><text:s text:c="2"/>ラベル名:</text:p>
      <text:p text:style-name="Standard"/>
      <text:p text:style-name="P40"><text:bookmark text:name="1.14.2. 機能"/>機能</text:p>
      <text:p text:style-name="P8"><text:soft-page-break/>　ラベル名に、記述位置のコードアドレスを紐つける。</text:p>
      <text:p text:style-name="P8">　ラベル記述位置のスコープに影響される。</text:p>
      <text:p text:style-name="P8">　スコープ内の場合、そのスコープ内からしか参照できない。</text:p>
      <text:p text:style-name="P8">　また、別のスコープの中に同じ名前のラベルがあっても問題ない。</text:p>
      <text:p text:style-name="P8"/>
      <text:p text:style-name="P7">ORG <text:s text:c="2"/>100</text:p>
      <text:p text:style-name="P8">LABEL1:</text:p>
      <text:p text:style-name="P7">SCOPE <text:s/>HOGE</text:p>
      <text:p text:style-name="P7">ORG <text:s text:c="2"/>200</text:p>
      <text:p text:style-name="P8">LABEL1:</text:p>
      <text:p text:style-name="P7">MESSAGE <text:s/>“LABEL1 = ” + LABEL1</text:p>
      <text:p text:style-name="P7">ENDSCOPE</text:p>
      <text:p text:style-name="P7">MESSAGE <text:s/>“LABEL1 = ” + LABEL1</text:p>
      <text:p text:style-name="P7"/>
      <text:p text:style-name="Standard">　これをアセンブルすると、下記のようなメッセージが表示される</text:p>
      <text:p text:style-name="Standard"/>
      <text:p text:style-name="Standard">LABEL1 = 200</text:p>
      <text:p text:style-name="Standard">LABEL1 = 100</text:p>
      <text:p text:style-name="Standard"/>
      <text:p text:style-name="P31"><text:bookmark text:name="1.15. グローバルラベル"/><text:toc-mark-start text:id="IMark2455435312008" text:outline-level="2"/>グローバルラベル<text:toc-mark-end text:id="IMark2455435312008"/></text:p>
      <text:p text:style-name="P38">書式</text:p>
      <text:p text:style-name="P38"><text:s text:c="2"/>ラベル名::</text:p>
      <text:p text:style-name="Standard"/>
      <text:p text:style-name="P40"><text:bookmark text:name="1.15.2. 機能"/>機能</text:p>
      <text:p text:style-name="P8">　ラベル名に、記述位置のコードアドレスを紐つける。</text:p>
      <text:p text:style-name="P8">　スコープには影響されず、コード上のどこからでも参照可能である。</text:p>
      <text:p text:style-name="P8">　サブスコープ内に同名のローカルラベルが存在する場合、ローカルラベルが優先される。</text:p>
      <text:p text:style-name="Standard"/>
      <text:p text:style-name="P7">ORG <text:s text:c="2"/>100</text:p>
      <text:p text:style-name="P8">LABEL1::</text:p>
      <text:p text:style-name="P7">MESSAGE <text:s/>“LABEL1 = ” + LABEL1</text:p>
      <text:p text:style-name="P7"/>
      <text:p text:style-name="Standard">　これをアセンブルすると、下記のようなメッセージが表示される</text:p>
      <text:p text:style-name="Standard"/>
      <text:p text:style-name="P31"><text:toc-mark-start text:id="IMark2455435314120" text:outline-level="2"/>ローカルラベル代入<text:toc-mark-end text:id="IMark2455435314120"/></text:p>
      <text:p text:style-name="P38">書式</text:p>
      <text:p text:style-name="P38"><text:s text:c="2"/>ラベル名 = 式</text:p>
      <text:p text:style-name="Standard"/>
      <text:p text:style-name="P40">機能</text:p>
      <text:p text:style-name="P8"><text:soft-page-break/>　ラベル名に、式の評価結果を紐つける。</text:p>
      <text:p text:style-name="P8">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31"><text:toc-mark-start text:id="IMark2455435314120" text:outline-level="2"/>グローバルラベル代入<text:toc-mark-end text:id="IMark2455435314120"/></text:p>
      <text:p text:style-name="P38">書式</text:p>
      <text:p text:style-name="P38"><text:s text:c="2"/>ラベル名 := 式</text:p>
      <text:p text:style-name="P39">機能</text:p>
      <text:p text:style-name="Standard">　使い方はローカルラベル代入と同様である。</text:p>
      <text:p text:style-name="Standard">　スコープ内で使用しても、グローバルなラベルに対する紐つけになる点のみ異なる。</text:p>
      <text:p text:style-name="Standard"/>
      <text:p text:style-name="P30"><text:toc-mark-start text:id="IMark2455435314120" text:outline-level="1"/>式<text:toc-mark-end text:id="IMark2455435314120"/></text:p>
      <text:p text:style-name="Standard">　ZMAでは、様々な場所に式を記述できる。</text:p>
      <text:p text:style-name="Standard">　下記の演算子を利用できる。</text:p>
      <text:p text:style-name="Standard"/>
      <text:p text:style-name="Standard"/>
      <text:p text:style-name="Standard"/>
      <text:p text:style-name="Standard"/>
      <text:p text:style-name="P3">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7">優先順位</text:p>
          </table:table-cell>
          <table:table-cell table:style-name="表3.B1" office:value-type="string">
            <text:p text:style-name="P27">演算子</text:p>
          </table:table-cell>
          <table:table-cell table:style-name="表3.B1" office:value-type="string">
            <text:p text:style-name="P25">名前</text:p>
            <text:p text:style-name="Standard"/>
          </table:table-cell>
          <table:table-cell table:style-name="表3.D1" office:value-type="string">
            <text:p text:style-name="P25">意味</text:p>
            <text:p text:style-name="Standard"/>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正値</text:p>
          </table:table-cell>
          <table:table-cell table:style-name="表3.D23" office:value-type="string">
            <text:p text:style-name="P25">なにもしない。</text:p>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負値</text:p>
          </table:table-cell>
          <table:table-cell table:style-name="表3.D23" office:value-type="string">
            <text:p text:style-name="P25">符号を反転する。</text:p>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否定</text:p>
          </table:table-cell>
          <table:table-cell table:style-name="表3.D23" office:value-type="string">
            <text:p text:style-name="P25">0は 1に。0以外は 0 になる。</text:p>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ビット反転</text:p>
          </table:table-cell>
          <table:table-cell table:style-name="表3.D23" office:value-type="string">
            <text:p text:style-name="P25">ビットごとに 0は1に、1は0になる。</text:p>
          </table:table-cell>
        </table:table-row>
        <table:table-row table:style-name="表3.2">
          <table:table-cell table:style-name="表3.A23" office:value-type="string">
            <text:p text:style-name="P27">1</text:p>
          </table:table-cell>
          <table:table-cell table:style-name="表3.B23" office:value-type="string">
            <text:p text:style-name="P27">( )</text:p>
          </table:table-cell>
          <table:table-cell table:style-name="表3.C23" office:value-type="string">
            <text:p text:style-name="P25">優先記述子</text:p>
          </table:table-cell>
          <table:table-cell table:style-name="表3.D23" office:value-type="string">
            <text:p text:style-name="P25">()の内側を先に演算する。</text:p>
          </table:table-cell>
        </table:table-row>
        <table:table-row table:style-name="表3.2">
          <table:table-cell table:style-name="表3.A23" office:value-type="string">
            <text:p text:style-name="P27">2</text:p>
          </table:table-cell>
          <table:table-cell table:style-name="表3.B23" office:value-type="string">
            <text:p text:style-name="P27">*</text:p>
          </table:table-cell>
          <table:table-cell table:style-name="表3.C23" office:value-type="string">
            <text:p text:style-name="P25">乗算</text:p>
          </table:table-cell>
          <table:table-cell table:style-name="表3.D23" office:value-type="string">
            <text:p text:style-name="P25">掛ける</text:p>
          </table:table-cell>
        </table:table-row>
        <table:table-row table:style-name="表3.2">
          <table:table-cell table:style-name="表3.A23" office:value-type="string">
            <text:p text:style-name="P27">2</text:p>
          </table:table-cell>
          <table:table-cell table:style-name="表3.B23" office:value-type="string">
            <text:p text:style-name="P27">/</text:p>
          </table:table-cell>
          <table:table-cell table:style-name="表3.C23" office:value-type="string">
            <text:p text:style-name="P25">除算</text:p>
          </table:table-cell>
          <table:table-cell table:style-name="表3.D23" office:value-type="string">
            <text:p text:style-name="P25">割る</text:p>
          </table:table-cell>
        </table:table-row>
        <table:table-row table:style-name="表3.2">
          <table:table-cell table:style-name="表3.A23" office:value-type="string">
            <text:p text:style-name="P27">2</text:p>
          </table:table-cell>
          <table:table-cell table:style-name="表3.B23" office:value-type="string">
            <text:p text:style-name="P27">%</text:p>
          </table:table-cell>
          <table:table-cell table:style-name="表3.C23" office:value-type="string">
            <text:p text:style-name="P25">剰余</text:p>
          </table:table-cell>
          <table:table-cell table:style-name="表3.D23" office:value-type="string">
            <text:p text:style-name="P25">割ったあまり</text:p>
          </table:table-cell>
        </table:table-row>
        <table:table-row table:style-name="表3.2">
          <table:table-cell table:style-name="表3.A23" office:value-type="string">
            <text:p text:style-name="P27">3</text:p>
          </table:table-cell>
          <table:table-cell table:style-name="表3.B23" office:value-type="string">
            <text:p text:style-name="P27">+</text:p>
          </table:table-cell>
          <table:table-cell table:style-name="表3.C23" office:value-type="string">
            <text:p text:style-name="P25">加算</text:p>
          </table:table-cell>
          <table:table-cell table:style-name="表3.D23" office:value-type="string">
            <text:p text:style-name="P25">足す</text:p>
          </table:table-cell>
        </table:table-row>
        <table:table-row table:style-name="表3.2">
          <table:table-cell table:style-name="表3.A23" office:value-type="string">
            <text:p text:style-name="P27">3</text:p>
          </table:table-cell>
          <table:table-cell table:style-name="表3.B23" office:value-type="string">
            <text:p text:style-name="P27">-</text:p>
          </table:table-cell>
          <table:table-cell table:style-name="表3.C23" office:value-type="string">
            <text:p text:style-name="P25">減算</text:p>
          </table:table-cell>
          <table:table-cell table:style-name="表3.D23" office:value-type="string">
            <text:p text:style-name="P25">引く</text:p>
          </table:table-cell>
        </table:table-row>
        <table:table-row table:style-name="表3.2">
          <table:table-cell table:style-name="表3.A23" office:value-type="string">
            <text:p text:style-name="P27">4</text:p>
          </table:table-cell>
          <table:table-cell table:style-name="表3.B23" office:value-type="string">
            <text:p text:style-name="P27">&lt;&lt;</text:p>
          </table:table-cell>
          <table:table-cell table:style-name="表3.C23" office:value-type="string">
            <text:p text:style-name="P25">左ビットシフト</text:p>
          </table:table-cell>
          <table:table-cell table:style-name="表3.D23" office:value-type="string">
            <text:p text:style-name="P25">左ビットシフト</text:p>
          </table:table-cell>
        </table:table-row>
        <table:table-row table:style-name="表3.2">
          <table:table-cell table:style-name="表3.A23" office:value-type="string">
            <text:p text:style-name="P27">4</text:p>
          </table:table-cell>
          <table:table-cell table:style-name="表3.B23" office:value-type="string">
            <text:p text:style-name="P27">&gt;&gt;</text:p>
          </table:table-cell>
          <table:table-cell table:style-name="表3.C23" office:value-type="string">
            <text:p text:style-name="P25">右ビットシフト</text:p>
          </table:table-cell>
          <table:table-cell table:style-name="表3.D23" office:value-type="string">
            <text:p text:style-name="P25">符号付き右ビットシフト</text:p>
          </table:table-cell>
        </table:table-row>
        <table:table-row table:style-name="表3.2">
          <table:table-cell table:style-name="表3.A23" office:value-type="string">
            <text:p text:style-name="P27">5</text:p>
          </table:table-cell>
          <table:table-cell table:style-name="表3.B23" office:value-type="string">
            <text:p text:style-name="P27">&lt;</text:p>
          </table:table-cell>
          <table:table-cell table:style-name="表3.C23" office:value-type="string">
            <text:p text:style-name="P25">小なり</text:p>
          </table:table-cell>
          <table:table-cell table:style-name="表3.D23" office:value-type="string">
            <text:p text:style-name="P25">左項が小さければ1, 小さくなければ0</text:p>
          </table:table-cell>
        </table:table-row>
        <table:table-row table:style-name="表3.2">
          <table:table-cell table:style-name="表3.A23" office:value-type="string">
            <text:p text:style-name="P27">5</text:p>
          </table:table-cell>
          <table:table-cell table:style-name="表3.B23" office:value-type="string">
            <text:p text:style-name="P27">&gt;</text:p>
          </table:table-cell>
          <table:table-cell table:style-name="表3.C23" office:value-type="string">
            <text:p text:style-name="P25">大なり</text:p>
          </table:table-cell>
          <table:table-cell table:style-name="表3.D23" office:value-type="string">
            <text:p text:style-name="P25">左項が大きければ1, 大きくなければ0</text:p>
          </table:table-cell>
        </table:table-row>
        <table:table-row table:style-name="表3.2">
          <table:table-cell table:style-name="表3.A23" office:value-type="string">
            <text:p text:style-name="P27">5</text:p>
          </table:table-cell>
          <table:table-cell table:style-name="表3.B23" office:value-type="string">
            <text:p text:style-name="P27">&lt;=</text:p>
          </table:table-cell>
          <table:table-cell table:style-name="表3.C23" office:value-type="string">
            <text:p text:style-name="P25">小なりまたは一致</text:p>
          </table:table-cell>
          <table:table-cell table:style-name="表3.D23" office:value-type="string">
            <text:p text:style-name="P25">左項が小さいか一致していれば1, 大きければ0</text:p>
          </table:table-cell>
        </table:table-row>
        <text:soft-page-break/>
        <table:table-row table:style-name="表3.2">
          <table:table-cell table:style-name="表3.A23" office:value-type="string">
            <text:p text:style-name="P27">5</text:p>
          </table:table-cell>
          <table:table-cell table:style-name="表3.B23" office:value-type="string">
            <text:p text:style-name="P27">&gt;=</text:p>
          </table:table-cell>
          <table:table-cell table:style-name="表3.C23" office:value-type="string">
            <text:p text:style-name="P25">大なりまたは一致</text:p>
          </table:table-cell>
          <table:table-cell table:style-name="表3.D23" office:value-type="string">
            <text:p text:style-name="P25">左項が大きいか一致していれば1, 小さければ0</text:p>
          </table:table-cell>
        </table:table-row>
        <table:table-row table:style-name="表3.2">
          <table:table-cell table:style-name="表3.A23" office:value-type="string">
            <text:p text:style-name="P27">6</text:p>
          </table:table-cell>
          <table:table-cell table:style-name="表3.B23" office:value-type="string">
            <text:p text:style-name="P27">==</text:p>
          </table:table-cell>
          <table:table-cell table:style-name="表3.C23" office:value-type="string">
            <text:p text:style-name="P25">一致</text:p>
          </table:table-cell>
          <table:table-cell table:style-name="表3.D23" office:value-type="string">
            <text:p text:style-name="P25">一致していれば1, 不一致なら0</text:p>
          </table:table-cell>
        </table:table-row>
        <table:table-row table:style-name="表3.2">
          <table:table-cell table:style-name="表3.A23" office:value-type="string">
            <text:p text:style-name="P27">6</text:p>
          </table:table-cell>
          <table:table-cell table:style-name="表3.B23" office:value-type="string">
            <text:p text:style-name="P27">!=</text:p>
          </table:table-cell>
          <table:table-cell table:style-name="表3.C23" office:value-type="string">
            <text:p text:style-name="P25">不一致</text:p>
          </table:table-cell>
          <table:table-cell table:style-name="表3.D23" office:value-type="string">
            <text:p text:style-name="P25">不一致していれば1, 一致なら0</text:p>
          </table:table-cell>
        </table:table-row>
        <table:table-row table:style-name="表3.2">
          <table:table-cell table:style-name="表3.A23" office:value-type="string">
            <text:p text:style-name="P27">7</text:p>
          </table:table-cell>
          <table:table-cell table:style-name="表3.B23" office:value-type="string">
            <text:p text:style-name="P27">&amp;</text:p>
          </table:table-cell>
          <table:table-cell table:style-name="表3.C23" office:value-type="string">
            <text:p text:style-name="P25">ビットごとの論理積</text:p>
          </table:table-cell>
          <table:table-cell table:style-name="表3.D23" office:value-type="string">
            <text:p text:style-name="P25">ビットごとの論理積</text:p>
          </table:table-cell>
        </table:table-row>
        <table:table-row table:style-name="表3.1">
          <table:table-cell table:style-name="表3.A23" office:value-type="string">
            <text:p text:style-name="P27">8</text:p>
            <text:p text:style-name="Standard"/>
          </table:table-cell>
          <table:table-cell table:style-name="表3.B23" office:value-type="string">
            <text:p text:style-name="P27">^</text:p>
            <text:p text:style-name="Standard"/>
          </table:table-cell>
          <table:table-cell table:style-name="表3.C23" office:value-type="string">
            <text:p text:style-name="P25">ビットごとの排他的論理和</text:p>
          </table:table-cell>
          <table:table-cell table:style-name="表3.D23" office:value-type="string">
            <text:p text:style-name="P25">ビットごとの排他的論理和</text:p>
            <text:p text:style-name="Standard"/>
          </table:table-cell>
        </table:table-row>
        <table:table-row table:style-name="表3.2">
          <table:table-cell table:style-name="表3.A23" office:value-type="string">
            <text:p text:style-name="P27">9</text:p>
          </table:table-cell>
          <table:table-cell table:style-name="表3.B23" office:value-type="string">
            <text:p text:style-name="P27">|</text:p>
          </table:table-cell>
          <table:table-cell table:style-name="表3.C23" office:value-type="string">
            <text:p text:style-name="P25">ビットごとの論理和</text:p>
          </table:table-cell>
          <table:table-cell table:style-name="表3.D23" office:value-type="string">
            <text:p text:style-name="P25">ビットごとの論理和</text:p>
          </table:table-cell>
        </table:table-row>
        <table:table-row table:style-name="表3.1">
          <table:table-cell table:style-name="表3.A23" office:value-type="string">
            <text:p text:style-name="P27">10</text:p>
            <text:p text:style-name="Standard"/>
          </table:table-cell>
          <table:table-cell table:style-name="表3.B23" office:value-type="string">
            <text:p text:style-name="P27">&amp;&amp;</text:p>
            <text:p text:style-name="Standard"/>
          </table:table-cell>
          <table:table-cell table:style-name="表3.C23" office:value-type="string">
            <text:p text:style-name="P25">論理積</text:p>
            <text:p text:style-name="Standard"/>
          </table:table-cell>
          <table:table-cell table:style-name="表3.D23" office:value-type="string">
            <text:p text:style-name="P25">左右の項が両方とも 0以外 なら 1, 一方でも 0 なら 0</text:p>
          </table:table-cell>
        </table:table-row>
        <table:table-row table:style-name="表3.1">
          <table:table-cell table:style-name="表3.A24" office:value-type="string">
            <text:p text:style-name="P27">11</text:p>
            <text:p text:style-name="Standard"/>
          </table:table-cell>
          <table:table-cell table:style-name="表3.B24" office:value-type="string">
            <text:p text:style-name="P27">||</text:p>
            <text:p text:style-name="Standard"/>
          </table:table-cell>
          <table:table-cell table:style-name="表3.C24" office:value-type="string">
            <text:p text:style-name="P25">論理和</text:p>
            <text:p text:style-name="Standard"/>
          </table:table-cell>
          <table:table-cell table:style-name="表3.D24" office:value-type="string">
            <text:p text:style-name="P25">左右の項が一方でも 0以外なら 1, 両方 0 なら 0</text:p>
          </table:table-cell>
        </table:table-row>
      </table:table>
      <text:p text:style-name="Standard"/>
      <text:p text:style-name="Standard">　式の中では、下記の定数を利用できる。</text:p>
      <text:p text:style-name="Standard"/>
      <text:p text:style-name="Standard"/>
      <text:p text:style-name="Standard"/>
      <text:p text:style-name="Standard"/>
      <text:p text:style-name="Standard"/>
      <text:p text:style-name="Standard"/>
      <text:p text:style-name="Standard"/>
      <text:p text:style-name="Standard"/>
      <text:p text:style-name="P4">利用可能な定数一覧</text:p>
      <table:table table:name="表4" table:style-name="表4">
        <table:table-column table:style-name="表4.A"/>
        <table:table-column table:style-name="表4.B"/>
        <table:table-row table:style-name="表4.1">
          <table:table-cell table:style-name="表4.A1" office:value-type="string">
            <text:p text:style-name="P25">定数</text:p>
          </table:table-cell>
          <table:table-cell table:style-name="表4.B1" office:value-type="string">
            <text:p text:style-name="P25">意味</text:p>
          </table:table-cell>
        </table:table-row>
        <table:table-row table:style-name="表4.2">
          <table:table-cell table:style-name="表4.A4" office:value-type="string">
            <text:p text:style-name="P25">$</text:p>
          </table:table-cell>
          <table:table-cell table:style-name="表4.B4" office:value-type="string">
            <text:p text:style-name="P26">記述行の開始コードアドレス</text:p>
          </table:table-cell>
        </table:table-row>
        <table:table-row table:style-name="表4.2">
          <table:table-cell table:style-name="表4.A3" office:value-type="string">
            <text:p text:style-name="P28">$$</text:p>
          </table:table-cell>
          <table:table-cell table:style-name="表4.B3" office:value-type="string">
            <text:p text:style-name="P26">記述行のファイル内アドレス（先頭から何バイト目か)</text:p>
          </table:table-cell>
        </table:table-row>
        <table:table-row table:style-name="表4.1">
          <table:table-cell table:style-name="表4.A4" office:value-type="string">
            <text:p text:style-name="P25">CODE_ADDRESS</text:p>
          </table:table-cell>
          <table:table-cell table:style-name="表4.B4" office:value-type="string">
            <text:p text:style-name="P25">$ と同じ</text:p>
          </table:table-cell>
        </table:table-row>
        <table:table-row table:style-name="表4.1">
          <table:table-cell table:style-name="表4.A5" office:value-type="string">
            <text:p text:style-name="P25">FILE_ADDRESS</text:p>
          </table:table-cell>
          <table:table-cell table:style-name="表4.B5" office:value-type="string">
            <text:p text:style-name="P28">$$ と同じ</text:p>
          </table:table-cell>
        </table:table-row>
        <table:table-row table:style-name="表4.1">
          <table:table-cell table:style-name="表4.A6" office:value-type="string">
            <text:p text:style-name="P29">CHAR_SET_NAME</text:p>
          </table:table-cell>
          <table:table-cell table:style-name="表4.B6" office:value-type="string">
            <text:p text:style-name="P28">現在のキャラセット名</text:p>
          </table:table-cell>
        </table:table-row>
        <table:table-row table:style-name="表4.1">
          <table:table-cell table:style-name="表4.A7" office:value-type="string">
            <text:p text:style-name="P25">ラベル名</text:p>
          </table:table-cell>
          <table:table-cell table:style-name="表4.B7" office:value-type="string">
            <text:p text:style-name="P25">ラベルの値</text:p>
          </table:table-cell>
        </table:table-row>
      </table:table>
      <text:p text:style-name="Standard"/>
      <text:p text:style-name="P30"><text:toc-mark-start text:id="IMark2455435312008" text:outline-level="1"/>文字列式<text:toc-mark-end text:id="IMark2455435312008"/></text:p>
      <text:p text:style-name="P1">　文字列に対してもある程度の演算を行うことができる。</text:p>
      <text:p text:style-name="P1"/>
      <text:p text:style-name="P3">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7">優先順位</text:p>
          </table:table-cell>
          <table:table-cell table:style-name="表5.B1" office:value-type="string">
            <text:p text:style-name="P27">演算子</text:p>
          </table:table-cell>
          <table:table-cell table:style-name="表5.B1" office:value-type="string">
            <text:p text:style-name="P25">名前</text:p>
            <text:p text:style-name="Standard"/>
          </table:table-cell>
          <table:table-cell table:style-name="表5.D1" office:value-type="string">
            <text:p text:style-name="P25">意味</text:p>
            <text:p text:style-name="Standard"/>
          </table:table-cell>
        </table:table-row>
        <table:table-row table:style-name="表5.1">
          <table:table-cell table:style-name="表5.A4" office:value-type="string">
            <text:p text:style-name="P27">2</text:p>
            <text:p text:style-name="Standard"/>
          </table:table-cell>
          <table:table-cell table:style-name="表5.B4" office:value-type="string">
            <text:p text:style-name="P27">*</text:p>
            <text:p text:style-name="Standard"/>
          </table:table-cell>
          <table:table-cell table:style-name="表5.C4" office:value-type="string">
            <text:p text:style-name="P25">乗算</text:p>
            <text:p text:style-name="Standard"/>
          </table:table-cell>
          <table:table-cell table:style-name="表5.D4" office:value-type="string">
            <text:p text:style-name="P25">反復。左項または右項は数値でなければならない。</text:p>
          </table:table-cell>
        </table:table-row>
        <text:soft-page-break/>
        <table:table-row table:style-name="表5.1">
          <table:table-cell table:style-name="表5.A4" office:value-type="string">
            <text:p text:style-name="P27">3</text:p>
            <text:p text:style-name="Standard"/>
          </table:table-cell>
          <table:table-cell table:style-name="表5.B4" office:value-type="string">
            <text:p text:style-name="P27">+</text:p>
            <text:p text:style-name="Standard"/>
          </table:table-cell>
          <table:table-cell table:style-name="表5.C4" office:value-type="string">
            <text:p text:style-name="P25">加算</text:p>
            <text:p text:style-name="Standard"/>
          </table:table-cell>
          <table:table-cell table:style-name="表5.D4" office:value-type="string">
            <text:p text:style-name="P25">連結。左項または右項が数値なら10進数文字列にして連結。</text:p>
          </table:table-cell>
        </table:table-row>
        <table:table-row table:style-name="表5.4">
          <table:table-cell table:style-name="表5.A4" office:value-type="string">
            <text:p text:style-name="P27">6</text:p>
          </table:table-cell>
          <table:table-cell table:style-name="表5.B4" office:value-type="string">
            <text:p text:style-name="P27">==</text:p>
          </table:table-cell>
          <table:table-cell table:style-name="表5.C4" office:value-type="string">
            <text:p text:style-name="P25">一致</text:p>
          </table:table-cell>
          <table:table-cell table:style-name="表5.D4" office:value-type="string">
            <text:p text:style-name="P25">一致していれば1, 不一致なら0</text:p>
          </table:table-cell>
        </table:table-row>
        <table:table-row table:style-name="表5.4">
          <table:table-cell table:style-name="表5.A5" office:value-type="string">
            <text:p text:style-name="P27">6</text:p>
          </table:table-cell>
          <table:table-cell table:style-name="表5.B5" office:value-type="string">
            <text:p text:style-name="P27">!=</text:p>
          </table:table-cell>
          <table:table-cell table:style-name="表5.C5" office:value-type="string">
            <text:p text:style-name="P25">不一致</text:p>
          </table:table-cell>
          <table:table-cell table:style-name="表5.D5" office:value-type="string">
            <text:p text:style-name="P25">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P34"><text:toc-mark-start text:id="IMark2455435315368" text:outline-level="1"/>コメント<text:toc-mark-end text:id="IMark2455435315368"/></text:p>
      <text:p text:style-name="Standard">　; より右はコメントと見なし、無視される。</text:p>
      <text:p text:style-name="Standard"/>
      <text:p text:style-name="P33"><text:toc-mark-start text:id="IMark2455435310856" text:outline-level="1"/>数値の記述<text:toc-mark-end text:id="IMark2455435310856"/></text:p>
      <text:p text:style-name="Standard">数値は下記の書式で記述する。</text:p>
      <text:p text:style-name="Standard"/>
      <text:p text:style-name="P44">数値の表記</text:p>
      <table:table table:name="表7" table:style-name="表7">
        <table:table-column table:style-name="表7.A" table:number-columns-repeated="3"/>
        <table:table-row table:style-name="TableLine2455072898640">
          <table:table-cell table:style-name="表7.A1" office:value-type="string">
            <text:p text:style-name="P45">種類</text:p>
          </table:table-cell>
          <table:table-cell table:style-name="表7.A1" office:value-type="string">
            <text:p text:style-name="Table_20_Contents">表記方法</text:p>
          </table:table-cell>
          <table:table-cell table:style-name="表7.C1" office:value-type="string">
            <text:p text:style-name="P45">表記例</text:p>
          </table:table-cell>
        </table:table-row>
        <table:table-row table:style-name="TableLine2455072885312">
          <table:table-cell table:style-name="表7.A7" office:value-type="string">
            <text:p text:style-name="P45">10進数</text:p>
          </table:table-cell>
          <table:table-cell table:style-name="表7.B2" office:value-type="string">
            <text:p text:style-name="P45">0～9の数字のみで記入する。桁の区切り記号として _ を含めることができる。</text:p>
          </table:table-cell>
          <table:table-cell table:style-name="表7.C2" office:value-type="string">
            <text:p text:style-name="P45">1234</text:p>
            <text:p text:style-name="P45">1_234_567</text:p>
          </table:table-cell>
        </table:table-row>
        <table:table-row table:style-name="TableLine2455072902448">
          <table:table-cell table:style-name="表7.A7" office:value-type="string">
            <text:p text:style-name="P45">2進数</text:p>
          </table:table-cell>
          <table:table-cell table:style-name="表7.B3" office:value-type="string">
            <text:p text:style-name="P45">0b の後に 0と1の数字のみで記入する。桁の区切り記号として _ を含めることができる。</text:p>
          </table:table-cell>
          <table:table-cell table:style-name="表7.C3" office:value-type="string">
            <text:p text:style-name="P45">0b1111_1010_1111</text:p>
            <text:p text:style-name="P45">0b11_111_1111</text:p>
            <text:p text:style-name="P45">0b1010101010</text:p>
          </table:table-cell>
        </table:table-row>
        <table:table-row table:style-name="TableLine2455072904352">
          <table:table-cell table:style-name="表7.A7" office:value-type="string">
            <text:p text:style-name="P45">8進数</text:p>
          </table:table-cell>
          <table:table-cell table:style-name="表7.B4" office:value-type="string">
            <text:p text:style-name="P45">0 の後に 0から7の数字のみで記入する。桁の区切り記号として _ を含めることができる。</text:p>
          </table:table-cell>
          <table:table-cell table:style-name="表7.C4" office:value-type="string">
            <text:p text:style-name="P45">0777</text:p>
            <text:p text:style-name="P45">0655</text:p>
          </table:table-cell>
        </table:table-row>
        <table:table-row table:style-name="TableLine2455072909520">
          <table:table-cell table:style-name="表7.A5" office:value-type="string">
            <text:p text:style-name="P45">16進数(1)</text:p>
          </table:table-cell>
          <table:table-cell table:style-name="表7.B5" office:value-type="string">
            <text:p text:style-name="P45">0x の後に 0から9, AからFの記号のみで記入する。桁の区切り記号として _ を含めることができる。</text:p>
          </table:table-cell>
          <table:table-cell table:style-name="表7.C5" office:value-type="string">
            <text:p text:style-name="P45">0xDEAD</text:p>
            <text:p text:style-name="P45">0xDEAD_BEEF</text:p>
            <text:p text:style-name="P45">0xAA55</text:p>
          </table:table-cell>
        </table:table-row>
        <table:table-row table:style-name="TableLine2455072906800">
          <table:table-cell table:style-name="表7.A6" office:value-type="string">
            <text:p text:style-name="P45">16進数(2)</text:p>
          </table:table-cell>
          <table:table-cell table:style-name="表7.B6" office:value-type="string">
            <text:p text:style-name="P45">0から9, AからFの記号のみで記入し、最後に H を付ける。</text:p>
            <text:p text:style-name="P45">ラベルと区別するため、最初の<text:soft-page-break/>文字が AからFの場合は、先頭に 0 を付ける必要がある。_ を含めることができる。</text:p>
          </table:table-cell>
          <table:table-cell table:style-name="表7.C6" office:value-type="string">
            <text:p text:style-name="P45">0DEADH</text:p>
            <text:p text:style-name="P45">0BEEFh</text:p>
            <text:p text:style-name="P45">1234h</text:p>
            <text:p text:style-name="P45"><text:soft-page-break/>0_DEAD_BEEFh</text:p>
          </table:table-cell>
        </table:table-row>
        <table:table-row table:style-name="TableLine2455072903264">
          <table:table-cell table:style-name="表7.A7" office:value-type="string">
            <text:p text:style-name="P45">16進数(3)</text:p>
          </table:table-cell>
          <table:table-cell table:style-name="表7.B7" office:value-type="string">
            <text:p text:style-name="P45">$ の後に 0から9, AからFの記号のみで記入する。桁の区切り記号として _ を含めることができる。</text:p>
          </table:table-cell>
          <table:table-cell table:style-name="表7.C7" office:value-type="string">
            <text:p text:style-name="P45">$DEAD</text:p>
            <text:p text:style-name="P45">$BEEF</text:p>
            <text:p text:style-name="P45">$1234</text:p>
            <text:p text:style-name="P45">$DEAD_BEEF</text:p>
          </table:table-cell>
        </table:table-row>
      </table:table>
      <text:p text:style-name="Standard"/>
      <text:p text:style-name="Standard"/>
      <text:p text:style-name="P30"><text:toc-mark-start text:id="IMark2455435310856" text:outline-level="1"/>エラーメッセージ<text:toc-mark-end text:id="IMark2455435310856"/></text:p>
      <text:p text:style-name="P1"/>
      <table:table table:name="表6" table:style-name="表6">
        <table:table-column table:style-name="表6.A"/>
        <table:table-column table:style-name="表6.B"/>
        <table:table-row table:style-name="表6.1">
          <table:table-cell table:style-name="表6.A1" office:value-type="string">
            <text:p text:style-name="P20">エラーメッセージ</text:p>
          </table:table-cell>
          <table:table-cell table:style-name="表6.B1" office:value-type="string">
            <text:p text:style-name="P20">意味</text:p>
          </table:table-cell>
        </table:table-row>
        <table:table-row table:style-name="表6.1">
          <table:table-cell table:style-name="表6.A56" office:value-type="string">
            <text:p text:style-name="P20">(' are not closed.</text:p>
          </table:table-cell>
          <table:table-cell table:style-name="表6.B56" office:value-type="string">
            <text:p text:style-name="P20">式の中で ( に対応する ) が存在しない。</text:p>
          </table:table-cell>
        </table:table-row>
        <table:table-row table:style-name="表6.3">
          <table:table-cell table:style-name="表6.A56" office:value-type="string">
            <text:p text:style-name="P20">Block processing is not close.</text:p>
            <text:p text:style-name="Standard"/>
          </table:table-cell>
          <table:table-cell table:style-name="表6.B56" office:value-type="string">
            <text:p text:style-name="P20">ブロック処理(IF,REPEAT,MACRO)が閉じられていない。</text:p>
          </table:table-cell>
        </table:table-row>
        <table:table-row table:style-name="表6.1">
          <table:table-cell table:style-name="表6.A56" office:value-type="string">
            <text:p text:style-name="P20">Cannot evaluate the expression(N)</text:p>
          </table:table-cell>
          <table:table-cell table:style-name="表6.B56" office:value-type="string">
            <text:p text:style-name="P20">defb/w/d で N番目の式が評価できない。</text:p>
          </table:table-cell>
        </table:table-row>
        <table:table-row table:style-name="表6.3">
          <table:table-cell table:style-name="表6.A56" office:value-type="string">
            <text:p text:style-name="P20">Cannot open include file 'FILE_NAME'.</text:p>
          </table:table-cell>
          <table:table-cell table:style-name="表6.B56" office:value-type="string">
            <text:p text:style-name="P20">INCLUDE に指定されたファイル 'FILE_NAME' が開けない。</text:p>
          </table:table-cell>
        </table:table-row>
        <table:table-row table:style-name="表6.6">
          <table:table-cell table:style-name="表6.A56" office:value-type="string">
            <text:p text:style-name="P20">Description of numerical value '0XABCDEFG' is abnormal.</text:p>
            <text:p text:style-name="Standard"/>
          </table:table-cell>
          <table:table-cell table:style-name="表6.B56" office:value-type="string">
            <text:p text:style-name="P20">数値の記述が異常。</text:p>
            <text:p text:style-name="P20">数値の記述と、ラベルの記述が繋がっていると１つの単語と誤認されてこのエラーになるケースがある。</text:p>
          </table:table-cell>
        </table:table-row>
        <table:table-row table:style-name="表6.3">
          <table:table-cell table:style-name="表6.A56" office:value-type="string">
            <text:p text:style-name="P20">Divided by zero.</text:p>
            <text:p text:style-name="Standard"/>
          </table:table-cell>
          <table:table-cell table:style-name="表6.B56" office:value-type="string">
            <text:p text:style-name="P20">除算演算子 / および % において、右側の項が 0 であり、値が確定しない。</text:p>
          </table:table-cell>
        </table:table-row>
        <table:table-row table:style-name="表6.1">
          <table:table-cell table:style-name="表6.A56" office:value-type="string">
            <text:p text:style-name="P20">ENDIF is not need parameters.</text:p>
          </table:table-cell>
          <table:table-cell table:style-name="表6.B56" office:value-type="string">
            <text:p text:style-name="P20">ENDIFに不正なパラメータ指定がある。</text:p>
          </table:table-cell>
        </table:table-row>
        <table:table-row table:style-name="表6.1">
          <table:table-cell table:style-name="表6.A56" office:value-type="string">
            <text:p text:style-name="P20">ENDR is not need parameters.</text:p>
          </table:table-cell>
          <table:table-cell table:style-name="表6.B56" office:value-type="string">
            <text:p text:style-name="P20">ENDRにパラメータの記述がある。</text:p>
          </table:table-cell>
        </table:table-row>
        <table:table-row table:style-name="表6.3">
          <table:table-cell table:style-name="表6.A56" office:value-type="string">
            <text:p text:style-name="P20">ENDSCOPE command has not parameter.</text:p>
          </table:table-cell>
          <table:table-cell table:style-name="表6.B56" office:value-type="string">
            <text:p text:style-name="P20">引数を持たない ENDSCOPE に引数が指定されている。</text:p>
          </table:table-cell>
        </table:table-row>
        <table:table-row table:style-name="表6.11">
          <table:table-cell table:style-name="表6.A56" office:value-type="string">
            <text:p text:style-name="P20">ENDSCOPE in wrong position.</text:p>
            <text:p text:style-name="Standard"/>
            <text:p text:style-name="Standard"/>
            <text:p text:style-name="Standard"/>
          </table:table-cell>
          <table:table-cell table:style-name="表6.B56" office:value-type="string">
            <text:p text:style-name="P20">ENDSCOPEの記述位置がおかしい。SCOPEしてないのにENDSCOPEしていたり、</text:p>
            <text:p text:style-name="P20">MACROやIFの中にENDSCOPEだけ書いていたりすると発生する。</text:p>
          </table:table-cell>
        </table:table-row>
        <table:table-row table:style-name="表6.1">
          <table:table-cell table:style-name="表6.A56" office:value-type="string">
            <text:p text:style-name="P20">Illegal command</text:p>
          </table:table-cell>
          <table:table-cell table:style-name="表6.B56" office:value-type="string">
            <text:p text:style-name="P20">解釈不能な命令がある。</text:p>
          </table:table-cell>
        </table:table-row>
        <table:table-row table:style-name="表6.3">
          <table:table-cell table:style-name="表6.A56" office:value-type="string">
            <text:p text:style-name="P20">Illegal condition.</text:p>
            <text:p text:style-name="Standard"/>
          </table:table-cell>
          <table:table-cell table:style-name="表6.B56" office:value-type="string">
            <text:p text:style-name="P20">IF/ELSEIFの条件式に、値が確定しない式の記述がある。</text:p>
          </table:table-cell>
        </table:table-row>
        <table:table-row table:style-name="表6.1">
          <table:table-cell table:style-name="表6.A56" office:value-type="string">
            <text:p text:style-name="P20">Illegal ENDIF.</text:p>
          </table:table-cell>
          <table:table-cell table:style-name="表6.B56" office:value-type="string">
            <text:p text:style-name="P20">ENDIFが不正な位置に存在する。</text:p>
          </table:table-cell>
        </table:table-row>
        <table:table-row table:style-name="表6.1">
          <table:table-cell table:style-name="表6.A56" office:value-type="string">
            <text:p text:style-name="P20">Illegal ENDR.</text:p>
          </table:table-cell>
          <table:table-cell table:style-name="表6.B56" office:value-type="string">
            <text:p text:style-name="P20">不正な位置にENDRの記述がある。</text:p>
          </table:table-cell>
        </table:table-row>
        <table:table-row table:style-name="表6.1">
          <table:table-cell table:style-name="表6.A56" office:value-type="string">
            <text:p text:style-name="P20">Illegal expression.</text:p>
          </table:table-cell>
          <table:table-cell table:style-name="表6.B56" office:value-type="string">
            <text:p text:style-name="P20">数式の記述が異常。</text:p>
          </table:table-cell>
        </table:table-row>
        <table:table-row table:style-name="表6.1">
          <table:table-cell table:style-name="表6.A56" office:value-type="string">
            <text:p text:style-name="P20">Illegal operand</text:p>
          </table:table-cell>
          <table:table-cell table:style-name="表6.B56" office:value-type="string">
            <text:p text:style-name="P20">オペランドの値を確定できない。</text:p>
          </table:table-cell>
        </table:table-row>
        <text:soft-page-break/>
        <table:table-row table:style-name="表6.3">
          <table:table-cell table:style-name="表6.A56" office:value-type="string">
            <text:p text:style-name="P20">Illegal parameter in ADD_INCLUDE_PATH.</text:p>
          </table:table-cell>
          <table:table-cell table:style-name="表6.B56" office:value-type="string">
            <text:p text:style-name="P20">ADD_INCLUDE_PATH命令のパラメータを評価できない。</text:p>
          </table:table-cell>
        </table:table-row>
        <table:table-row table:style-name="表6.1">
          <table:table-cell table:style-name="表6.A56" office:value-type="string">
            <text:p text:style-name="P20">Illegal parameter in MESSAGE.</text:p>
          </table:table-cell>
          <table:table-cell table:style-name="表6.B56" office:value-type="string">
            <text:p text:style-name="P20">MESSAGE命令のパラメータを評価できない。</text:p>
          </table:table-cell>
        </table:table-row>
        <table:table-row table:style-name="表6.3">
          <table:table-cell table:style-name="表6.A56" office:value-type="string">
            <text:p text:style-name="P20">INCLUDE command has only one parameter.</text:p>
          </table:table-cell>
          <table:table-cell table:style-name="表6.B56" office:value-type="string">
            <text:p text:style-name="P20">INCLUDE に２つ以上のパラメータが指定されている。</text:p>
            <text:p text:style-name="Standard"/>
          </table:table-cell>
        </table:table-row>
        <table:table-row table:style-name="表6.1">
          <table:table-cell table:style-name="表6.A56" office:value-type="string">
            <text:p text:style-name="P20">Invalid expression.</text:p>
          </table:table-cell>
          <table:table-cell table:style-name="表6.B56" office:value-type="string">
            <text:p text:style-name="P20">式の記述に異常があり、評価でき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lt;&lt;'</text:p>
            <text:p text:style-name="Standard"/>
          </table:table-cell>
          <table:table-cell table:style-name="表6.B56" office:value-type="string">
            <text:p text:style-name="P20">二項演算子 &lt;&lt; の右側に値が記述されていない。あるいは、左右の項が評価不能な値である。</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gt;'</text:p>
            <text:p text:style-name="Standard"/>
          </table:table-cell>
          <table:table-cell table:style-name="表6.B56" office:value-type="string">
            <text:p text:style-name="P20">二項演算子 &gt;&gt; の右側に値が記述されていない。あるいは、左右の項が評価不能な値である。</text:p>
          </table:table-cell>
        </table:table-row>
        <table:table-row table:style-name="表6.1">
          <table:table-cell table:style-name="表6.A56" office:value-type="string">
            <text:p text:style-name="P20">Label name cannot be string.</text:p>
          </table:table-cell>
          <table:table-cell table:style-name="表6.B56" office:value-type="string">
            <text:p text:style-name="P20">ラベル名として文字列が指定されている。</text:p>
          </table:table-cell>
        </table:table-row>
        <table:table-row table:style-name="表6.1">
          <table:table-cell table:style-name="表6.A56" office:value-type="string">
            <text:p text:style-name="P20">Message not found in MESSAGE.</text:p>
          </table:table-cell>
          <table:table-cell table:style-name="表6.B56" office:value-type="string">
            <text:p text:style-name="P20">MESSAGE命令にメッセージの指定が無い。</text:p>
          </table:table-cell>
        </table:table-row>
        <table:table-row table:style-name="表6.1">
          <table:table-cell table:style-name="表6.A56" office:value-type="string">
            <text:p text:style-name="P20">Mismatched number of arguments.</text:p>
          </table:table-cell>
          <table:table-cell table:style-name="表6.B56" office:value-type="string">
            <text:p text:style-name="P20">マクロに対する引数指定が少なすぎる。</text:p>
          </table:table-cell>
        </table:table-row>
        <text:soft-page-break/>
        <table:table-row table:style-name="表6.3">
          <table:table-cell table:style-name="表6.A56" office:value-type="string">
            <text:p text:style-name="P20">Multiple arguments of the same name 'XXXX' exist.</text:p>
          </table:table-cell>
          <table:table-cell table:style-name="表6.B56" office:value-type="string">
            <text:p text:style-name="P20">マクロ宣言において、引数名 XXXX が複数指定されている。</text:p>
          </table:table-cell>
        </table:table-row>
        <table:table-row table:style-name="表6.1">
          <table:table-cell table:style-name="表6.A56" office:value-type="string">
            <text:p text:style-name="P20">Must be set include file name.</text:p>
          </table:table-cell>
          <table:table-cell table:style-name="表6.B56" office:value-type="string">
            <text:p text:style-name="P20">INCLUDEにファイル名指定が無い。</text:p>
          </table:table-cell>
        </table:table-row>
        <table:table-row table:style-name="表6.1">
          <table:table-cell table:style-name="表6.A56" office:value-type="string">
            <text:p text:style-name="P20">Must be set scope name.</text:p>
          </table:table-cell>
          <table:table-cell table:style-name="表6.B56" office:value-type="string">
            <text:p text:style-name="P20">SCOPEにスコープ名の指定が無い。</text:p>
          </table:table-cell>
        </table:table-row>
        <table:table-row table:style-name="表6.3">
          <table:table-cell table:style-name="表6.A56" office:value-type="string">
            <text:p text:style-name="P20">Offset value is out of range (N).</text:p>
            <text:p text:style-name="Standard"/>
          </table:table-cell>
          <table:table-cell table:style-name="表6.B56" office:value-type="string">
            <text:p text:style-name="P20">[IX+n], [IY+n] の n が、-128～127 の範囲を超えている。N は実際の n の値。</text:p>
          </table:table-cell>
        </table:table-row>
        <table:table-row table:style-name="表6.3">
          <table:table-cell table:style-name="表6.A56" office:value-type="string">
            <text:p text:style-name="P20">Path not found in ADD_INCLUDE_PATH.</text:p>
          </table:table-cell>
          <table:table-cell table:style-name="表6.B56" office:value-type="string">
            <text:p text:style-name="P20">ADD_INCLUDE_PATH命令にパスの指定が無い。</text:p>
            <text:p text:style-name="Standard"/>
          </table:table-cell>
        </table:table-row>
        <table:table-row table:style-name="表6.3">
          <table:table-cell table:style-name="表6.A56" office:value-type="string">
            <text:p text:style-name="P20">SCOPE command has only one parameter.</text:p>
          </table:table-cell>
          <table:table-cell table:style-name="表6.B56" office:value-type="string">
            <text:p text:style-name="P20">SCOPE に２つ以上のパラメータが指定されている。</text:p>
            <text:p text:style-name="Standard"/>
          </table:table-cell>
        </table:table-row>
        <table:table-row table:style-name="表6.1">
          <table:table-cell table:style-name="表6.A56" office:value-type="string">
            <text:p text:style-name="P20">Scope is not closed.</text:p>
          </table:table-cell>
          <table:table-cell table:style-name="表6.B56" office:value-type="string">
            <text:p text:style-name="P20">SCOPEに対応するENDSCOPEが存在しない。</text:p>
          </table:table-cell>
        </table:table-row>
        <table:table-row table:style-name="表6.3">
          <table:table-cell table:style-name="表6.A56" office:value-type="string">
            <text:p text:style-name="P20">Scope of ENDR does not exist.</text:p>
            <text:p text:style-name="Standard"/>
          </table:table-cell>
          <table:table-cell table:style-name="表6.B56" office:value-type="string">
            <text:p text:style-name="P20">REPEAT と ENDR の対応関係がとれない。MACROの中にENDRだけ記述されている場合など。</text:p>
          </table:table-cell>
        </table:table-row>
        <table:table-row table:style-name="表6.3">
          <table:table-cell table:style-name="表6.A56" office:value-type="string">
            <text:p text:style-name="P20">There are declarations of the same label 'XXXX' in multiple places.</text:p>
          </table:table-cell>
          <table:table-cell table:style-name="表6.B56" office:value-type="string">
            <text:p text:style-name="P20">ラベル XXXX が複数箇所で宣言されている。</text:p>
            <text:p text:style-name="Standard"/>
          </table:table-cell>
        </table:table-row>
        <table:table-row table:style-name="表6.3">
          <table:table-cell table:style-name="表6.A56" office:value-type="string">
            <text:p text:style-name="P20">There is an ELSE description at an incorrect position.</text:p>
          </table:table-cell>
          <table:table-cell table:style-name="表6.B56" office:value-type="string">
            <text:p text:style-name="P20">IF無しのELSEがある。</text:p>
            <text:p text:style-name="Standard"/>
          </table:table-cell>
        </table:table-row>
        <table:table-row table:style-name="表6.3">
          <table:table-cell table:style-name="表6.A56" office:value-type="string">
            <text:p text:style-name="P20">There is an ELSEIF description at an incorrect position.</text:p>
          </table:table-cell>
          <table:table-cell table:style-name="表6.B56" office:value-type="string">
            <text:p text:style-name="P20">IF無しのELSEIFがある。</text:p>
            <text:p text:style-name="Standard"/>
          </table:table-cell>
        </table:table-row>
        <table:table-row table:style-name="表6.3">
          <table:table-cell table:style-name="表6.A56" office:value-type="string">
            <text:p text:style-name="P20">There is an extra account that can not be interpreted.</text:p>
          </table:table-cell>
          <table:table-cell table:style-name="表6.B56" office:value-type="string">
            <text:p text:style-name="P20">解釈不能な余計な記述がある。例えば LD A, B AAA のような場合。余計な記述 AAA がある。</text:p>
          </table:table-cell>
        </table:table-row>
        <table:table-row table:style-name="表6.1">
          <table:table-cell table:style-name="表6.A56" office:value-type="string">
            <text:p text:style-name="P20">Too many arguments for XXXX.</text:p>
          </table:table-cell>
          <table:table-cell table:style-name="表6.B56" office:value-type="string">
            <text:p text:style-name="P20">マクロXXXX に対する引数指定が多すぎる。</text:p>
          </table:table-cell>
        </table:table-row>
        <table:table-row table:style-name="表6.1">
          <table:table-cell table:style-name="表6.A56" office:value-type="string">
            <text:p text:style-name="P20">User error</text:p>
          </table:table-cell>
          <table:table-cell table:style-name="表6.B56" office:value-type="string">
            <text:p text:style-name="P20">ERROR命令で引数がない。</text:p>
          </table:table-cell>
        </table:table-row>
        <table:table-row table:style-name="表6.1">
          <table:table-cell table:style-name="表6.A56" office:value-type="string">
            <text:p text:style-name="P48">Default character sets cannot be mapped and changed.</text:p>
          </table:table-cell>
          <table:table-cell table:style-name="表6.B56" office:value-type="string">
            <text:p text:style-name="P22">MAPPING_CHAR命令を、DEFAULTキャラセットに指定しようとした。</text:p>
          </table:table-cell>
        </table:table-row>
        <table:table-row table:style-name="表6.1">
          <table:table-cell table:style-name="表6.A57" office:value-type="string">
            <text:p text:style-name="P2"/>
          </table:table-cell>
          <table:table-cell table:style-name="表6.B57" office:value-type="string">
            <text:p text:style-name="P2"/>
          </table:table-cell>
        </table:table-row>
      </table:table>
      <text:p text:style-name="P1"/>
      <text:p text:style-name="Text_20_body"/>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text:span text:style-name="T11">7</text:span>/<text:span text:style-name="T1">1</text:span><text:span text:style-name="T11">2</text:span> <text:s text:c="3"/>t.hara <text:s text:c="2"/>v1.0.16 いくつかの命令でザイログニーモニックに寄せた記述も可能にした</text:p>
      <text:p text:style-name="Text_20_body"><text:tab/><text:tab/> <text:s text:c="13"/><text:span text:style-name="T3">CHG_CHAR_SET命令/MAPPING_CHAR命令を追加</text:span></text:p>
      <text:p text:style-name="Text_20_body"><text:tab/><text:tab/>　　　　　　　<text:span text:style-name="T3">16進数の表記を $A0, 0A0H のような表記も受け入れるようにした</text:span></text:p>
      <text:p text:style-name="Text_20_body"><text:soft-page-break/><text:tab/><text:tab/> <text:s text:c="13"/>システム変数 <text:span text:style-name="T4">CHR_SET_NAME を追加</text:span></text:p>
      <text:p text:style-name="Text_20_body"><text:tab/><text:tab/> <text:s text:c="13"/>コマンドラインオプションについて追記</text:p>
      <text:p text:style-name="Text_20_body"><text:tab/><text:tab/> <text:s text:c="13"/><text:span text:style-name="T5">DEFS疑似命令の説明に追記</text:span></text:p>
      <text:p text:style-name="P57"><text:tab/><text:tab/> <text:s text:c="13"/>LINK～ENDL疑似命令を追加</text:p>
      <text:p text:style-name="P57"/>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ce style:name="ＭＳ Ｐゴシック1" svg:font-family="'ＭＳ Ｐゴシック'" style:font-family-generic="moder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writing-mode="lr-tb"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48</meta:editing-cycles>
    <meta:editing-duration>PT4H47M14S</meta:editing-duration>
    <meta:print-date>2022-06-03T07:13:15</meta:print-date>
    <meta:creation-date>2021-03-20T22:10:12</meta:creation-date>
    <dc:date>2022-07-12T06:40:25.879000000</dc:date>
    <meta:document-statistic meta:table-count="8" meta:image-count="0" meta:object-count="0" meta:page-count="20" meta:paragraph-count="687" meta:word-count="7741" meta:character-count="12062" meta:non-whitespace-character-count="10934"/>
  </office:meta>
</office:document-meta>
</file>